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17.5mm"/>
    </style:style>
    <style:style style:name="co10" style:family="table-column">
      <style:table-column-properties fo:break-before="auto" style:column-width="16.16mm"/>
    </style:style>
    <style:style style:name="co11" style:family="table-column">
      <style:table-column-properties fo:break-before="auto" style:column-width="15.28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6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7"/>
          <table:covered-table-cell table:number-columns-repeated="8" table:style-name="ce29"/>
          <table:table-cell table:style-name="ce90" table:number-columns-repeated="1014"/>
        </table:table-row>
        <table:table-row table:style-name="ro2">
          <table:table-cell table:style-name="ce2" table:number-columns-repeated="9"/>
          <table:table-cell table:style-name="ce74" office:value-type="string" calcext:value-type="string">
            <text:p>單位︰人</text:p>
          </table:table-cell>
          <table:table-cell table:style-name="ce9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75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9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1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男</text:p>
          </table:table-cell>
          <table:table-cell table:style-name="ce30" office:value-type="float" office:value="43603" calcext:value-type="float">
            <text:p>43,603</text:p>
          </table:table-cell>
          <table:table-cell table:style-name="ce46" office:value-type="float" office:value="42934" calcext:value-type="float">
            <text:p><text:s text:c="3"/>42,934</text:p>
          </table:table-cell>
          <table:table-cell table:style-name="ce54" office:value-type="float" office:value="437" calcext:value-type="float">
            <text:p>437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32" calcext:value-type="float">
            <text:p><text:s text:c="3"/>232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3603" calcext:value-type="float">
            <text:p>43,603</text:p>
          </table:table-cell>
          <table:table-cell table:style-name="ce47" office:value-type="float" office:value="41628" calcext:value-type="float">
            <text:p><text:s text:c="3"/>41,628</text:p>
          </table:table-cell>
          <table:table-cell table:style-name="ce31" office:value-type="float" office:value="1594" calcext:value-type="float">
            <text:p>1,594</text:p>
          </table:table-cell>
          <table:covered-table-cell table:style-name="ce58"/>
          <table:covered-table-cell table:style-name="ce61"/>
          <table:table-cell table:style-name="ce65" office:value-type="float" office:value="381" calcext:value-type="float">
            <text:p><text:s text:c="3"/>381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49003" calcext:value-type="float">
            <text:p>49,003</text:p>
          </table:table-cell>
          <table:table-cell table:style-name="ce30" office:value-type="float" office:value="48337" calcext:value-type="float">
            <text:p>48,337</text:p>
          </table:table-cell>
          <table:table-cell table:style-name="ce54" office:value-type="float" office:value="421" calcext:value-type="float">
            <text:p>421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9003" calcext:value-type="float">
            <text:p>49,003</text:p>
          </table:table-cell>
          <table:table-cell table:style-name="ce31" office:value-type="float" office:value="45839" calcext:value-type="float">
            <text:p>45,839</text:p>
          </table:table-cell>
          <table:table-cell table:style-name="ce31" office:value-type="float" office:value="2560" calcext:value-type="float">
            <text:p>2,560</text:p>
          </table:table-cell>
          <table:covered-table-cell table:style-name="ce58"/>
          <table:covered-table-cell table:style-name="ce61"/>
          <table:table-cell table:style-name="ce65" office:value-type="float" office:value="604" calcext:value-type="float">
            <text:p><text:s text:c="3"/>604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2670" calcext:value-type="float">
            <text:p>52,670</text:p>
          </table:table-cell>
          <table:table-cell table:style-name="ce48" office:value-type="float" office:value="51918" calcext:value-type="float">
            <text:p><text:s text:c="3"/>51,918</text:p>
          </table:table-cell>
          <table:table-cell table:style-name="ce54" office:value-type="float" office:value="308" calcext:value-type="float">
            <text:p>308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52670" calcext:value-type="float">
            <text:p>52,670</text:p>
          </table:table-cell>
          <table:table-cell table:style-name="ce49" office:value-type="float" office:value="47472" calcext:value-type="float">
            <text:p><text:s text:c="3"/>47,472</text:p>
          </table:table-cell>
          <table:table-cell table:style-name="ce31" office:value-type="float" office:value="4042" calcext:value-type="float">
            <text:p>4,042</text:p>
          </table:table-cell>
          <table:covered-table-cell table:style-name="ce58"/>
          <table:covered-table-cell table:style-name="ce61"/>
          <table:table-cell table:style-name="ce47" office:value-type="float" office:value="1156" calcext:value-type="float">
            <text:p><text:s text:c="3"/>1,156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6538" calcext:value-type="float">
            <text:p>56,538</text:p>
          </table:table-cell>
          <table:table-cell table:style-name="ce50" office:value-type="float" office:value="55778" calcext:value-type="float">
            <text:p>55,778</text:p>
          </table:table-cell>
          <table:table-cell table:style-name="ce54" office:value-type="float" office:value="174" calcext:value-type="float">
            <text:p>174</text:p>
          </table:table-cell>
          <table:table-cell table:style-name="ce54" office:value-type="float" office:value="110" calcext:value-type="float">
            <text:p>110</text:p>
          </table:table-cell>
          <table:table-cell table:style-name="ce62" office:value-type="float" office:value="64" calcext:value-type="float">
            <text:p>64</text:p>
          </table:table-cell>
          <table:table-cell table:style-name="ce46" office:value-type="float" office:value="586" calcext:value-type="float">
            <text:p><text:s text:c="3"/>586</text:p>
          </table:table-cell>
          <table:table-cell table:style-name="ce62" office:value-type="float" office:value="91" calcext:value-type="float">
            <text:p>91</text:p>
          </table:table-cell>
          <table:table-cell table:style-name="ce7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56538" calcext:value-type="float">
            <text:p>56,538</text:p>
          </table:table-cell>
          <table:table-cell table:style-name="ce51" office:value-type="float" office:value="50090" calcext:value-type="float">
            <text:p>50,090</text:p>
          </table:table-cell>
          <table:table-cell table:style-name="ce31" office:value-type="float" office:value="4528" calcext:value-type="float">
            <text:p>4,528</text:p>
          </table:table-cell>
          <table:table-cell table:style-name="ce31" office:value-type="float" office:value="4511" calcext:value-type="float">
            <text:p>4,5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1920" calcext:value-type="float">
            <text:p><text:s text:c="3"/>1,920</text:p>
          </table:table-cell>
          <table:table-cell table:style-name="ce63" office:value-type="float" office:value="1844" calcext:value-type="float">
            <text:p>1,844</text:p>
          </table:table-cell>
          <table:table-cell table:style-name="ce7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1213" calcext:value-type="float">
            <text:p>61,213</text:p>
          </table:table-cell>
          <table:table-cell table:style-name="ce50" office:value-type="float" office:value="60533" calcext:value-type="float">
            <text:p>60,533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111" calcext:value-type="float">
            <text:p>111</text:p>
          </table:table-cell>
          <table:table-cell table:style-name="ce62" office:value-type="float" office:value="17" calcext:value-type="float">
            <text:p>17</text:p>
          </table:table-cell>
          <table:table-cell table:style-name="ce46" office:value-type="float" office:value="552" calcext:value-type="float">
            <text:p><text:s text:c="3"/>552</text:p>
          </table:table-cell>
          <table:table-cell table:style-name="ce62" office:value-type="float" office:value="116" calcext:value-type="float">
            <text:p>116</text:p>
          </table:table-cell>
          <table:table-cell table:style-name="ce7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1213" calcext:value-type="float">
            <text:p>61,213</text:p>
          </table:table-cell>
          <table:table-cell table:style-name="ce51" office:value-type="float" office:value="53754" calcext:value-type="float">
            <text:p>53,754</text:p>
          </table:table-cell>
          <table:table-cell table:style-name="ce31" office:value-type="float" office:value="5368" calcext:value-type="float">
            <text:p>5,368</text:p>
          </table:table-cell>
          <table:table-cell table:style-name="ce31" office:value-type="float" office:value="5354" calcext:value-type="float">
            <text:p>5,354</text:p>
          </table:table-cell>
          <table:table-cell table:style-name="ce63" office:value-type="float" office:value="14" calcext:value-type="float">
            <text:p>14</text:p>
          </table:table-cell>
          <table:table-cell table:style-name="ce47" office:value-type="float" office:value="2091" calcext:value-type="float">
            <text:p><text:s text:c="3"/>2,091</text:p>
          </table:table-cell>
          <table:table-cell table:style-name="ce63" office:value-type="float" office:value="2020" calcext:value-type="float">
            <text:p>2,020</text:p>
          </table:table-cell>
          <table:table-cell table:style-name="ce7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4866" calcext:value-type="float">
            <text:p>64,866</text:p>
          </table:table-cell>
          <table:table-cell table:style-name="ce50" office:value-type="float" office:value="63950" calcext:value-type="float">
            <text:p>63,950</text:p>
          </table:table-cell>
          <table:table-cell table:style-name="ce54" office:value-type="float" office:value="255" calcext:value-type="float">
            <text:p>255</text:p>
          </table:table-cell>
          <table:table-cell table:style-name="ce54" office:value-type="float" office:value="216" calcext:value-type="float">
            <text:p>216</text:p>
          </table:table-cell>
          <table:table-cell table:style-name="ce62" office:value-type="float" office:value="39" calcext:value-type="float">
            <text:p>39</text:p>
          </table:table-cell>
          <table:table-cell table:style-name="ce46" office:value-type="float" office:value="661" calcext:value-type="float">
            <text:p><text:s text:c="3"/>661</text:p>
          </table:table-cell>
          <table:table-cell table:style-name="ce62" office:value-type="float" office:value="175" calcext:value-type="float">
            <text:p>175</text:p>
          </table:table-cell>
          <table:table-cell table:style-name="ce7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4866" calcext:value-type="float">
            <text:p>64,866</text:p>
          </table:table-cell>
          <table:table-cell table:style-name="ce51" office:value-type="float" office:value="54814" calcext:value-type="float">
            <text:p>54,814</text:p>
          </table:table-cell>
          <table:table-cell table:style-name="ce31" office:value-type="float" office:value="7688" calcext:value-type="float">
            <text:p>7,688</text:p>
          </table:table-cell>
          <table:table-cell table:style-name="ce31" office:value-type="float" office:value="7674" calcext:value-type="float">
            <text:p>7,674</text:p>
          </table:table-cell>
          <table:table-cell table:style-name="ce63" office:value-type="float" office:value="14" calcext:value-type="float">
            <text:p>14</text:p>
          </table:table-cell>
          <table:table-cell table:style-name="ce47" office:value-type="float" office:value="2364" calcext:value-type="float">
            <text:p><text:s text:c="3"/>2,364</text:p>
          </table:table-cell>
          <table:table-cell table:style-name="ce63" office:value-type="float" office:value="2181" calcext:value-type="float">
            <text:p>2,181</text:p>
          </table:table-cell>
          <table:table-cell table:style-name="ce7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796" calcext:value-type="float">
            <text:p><text:s text:c="3"/>62,796</text:p>
          </table:table-cell>
          <table:table-cell table:style-name="ce33" office:value-type="float" office:value="61708" calcext:value-type="float">
            <text:p><text:s text:c="3"/>61,708</text:p>
          </table:table-cell>
          <table:table-cell table:style-name="ce54" office:value-type="float" office:value="379" calcext:value-type="float">
            <text:p>379</text:p>
          </table:table-cell>
          <table:table-cell table:style-name="ce33" office:value-type="float" office:value="342" calcext:value-type="float">
            <text:p><text:s text:c="3"/>342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709" calcext:value-type="float">
            <text:p><text:s text:c="3"/>709</text:p>
          </table:table-cell>
          <table:table-cell table:style-name="ce33" office:value-type="float" office:value="199" calcext:value-type="float">
            <text:p><text:s text:c="3"/>199</text:p>
          </table:table-cell>
          <table:table-cell table:style-name="ce7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796" calcext:value-type="float">
            <text:p><text:s text:c="3"/>62,796</text:p>
          </table:table-cell>
          <table:table-cell table:style-name="ce34" office:value-type="float" office:value="52494" calcext:value-type="float">
            <text:p><text:s text:c="3"/>52,494</text:p>
          </table:table-cell>
          <table:table-cell table:style-name="ce31" office:value-type="float" office:value="7470" calcext:value-type="float">
            <text:p>7,470</text:p>
          </table:table-cell>
          <table:table-cell table:style-name="ce34" office:value-type="float" office:value="7440" calcext:value-type="float">
            <text:p><text:s text:c="3"/>7,440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2832" calcext:value-type="float">
            <text:p><text:s text:c="3"/>2,832</text:p>
          </table:table-cell>
          <table:table-cell table:style-name="ce34" office:value-type="float" office:value="2745" calcext:value-type="float">
            <text:p><text:s text:c="3"/>2,745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571" calcext:value-type="float">
            <text:p><text:s text:c="3"/>62,571</text:p>
          </table:table-cell>
          <table:table-cell table:style-name="ce33" office:value-type="float" office:value="61440" calcext:value-type="float">
            <text:p><text:s text:c="3"/>61,440</text:p>
          </table:table-cell>
          <table:table-cell table:style-name="ce33" office:value-type="float" office:value="416" calcext:value-type="float">
            <text:p><text:s text:c="3"/>416</text:p>
          </table:table-cell>
          <table:table-cell table:style-name="ce33" office:value-type="float" office:value="365" calcext:value-type="float">
            <text:p><text:s text:c="3"/>365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715" calcext:value-type="float">
            <text:p><text:s text:c="3"/>715</text:p>
          </table:table-cell>
          <table:table-cell table:style-name="ce33" office:value-type="float" office:value="264" calcext:value-type="float">
            <text:p><text:s text:c="3"/>264</text:p>
          </table:table-cell>
          <table:table-cell table:style-name="ce7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34" office:value-type="float" office:value="52661" calcext:value-type="float">
            <text:p><text:s text:c="3"/>52,661</text:p>
          </table:table-cell>
          <table:table-cell table:style-name="ce34" office:value-type="float" office:value="6715" calcext:value-type="float">
            <text:p><text:s text:c="3"/>6,715</text:p>
          </table:table-cell>
          <table:table-cell table:style-name="ce34" office:value-type="float" office:value="6682" calcext:value-type="float">
            <text:p><text:s text:c="3"/>6,682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3195" calcext:value-type="float">
            <text:p><text:s text:c="3"/>3,195</text:p>
          </table:table-cell>
          <table:table-cell table:style-name="ce34" office:value-type="float" office:value="3108" calcext:value-type="float">
            <text:p><text:s text:c="3"/>3,108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4540" calcext:value-type="float">
            <text:p><text:s text:c="3"/>64,540</text:p>
          </table:table-cell>
          <table:table-cell table:style-name="ce33" office:value-type="float" office:value="63259" calcext:value-type="float">
            <text:p><text:s text:c="3"/>63,259</text:p>
          </table:table-cell>
          <table:table-cell table:style-name="ce33" office:value-type="float" office:value="432" calcext:value-type="float">
            <text:p><text:s text:c="3"/>432</text:p>
          </table:table-cell>
          <table:table-cell table:style-name="ce33" office:value-type="float" office:value="366" calcext:value-type="float">
            <text:p><text:s text:c="3"/>366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849" calcext:value-type="float">
            <text:p><text:s text:c="3"/>849</text:p>
          </table:table-cell>
          <table:table-cell table:style-name="ce33" office:value-type="float" office:value="279" calcext:value-type="float">
            <text:p><text:s text:c="3"/>279</text:p>
          </table:table-cell>
          <table:table-cell table:style-name="ce7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4540" calcext:value-type="float">
            <text:p><text:s text:c="3"/>64,540</text:p>
          </table:table-cell>
          <table:table-cell table:style-name="ce34" office:value-type="float" office:value="54231" calcext:value-type="float">
            <text:p><text:s text:c="3"/>54,231</text:p>
          </table:table-cell>
          <table:table-cell table:style-name="ce34" office:value-type="float" office:value="6733" calcext:value-type="float">
            <text:p><text:s text:c="3"/>6,733</text:p>
          </table:table-cell>
          <table:table-cell table:style-name="ce34" office:value-type="float" office:value="6691" calcext:value-type="float">
            <text:p><text:s text:c="3"/>6,691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3576" calcext:value-type="float">
            <text:p><text:s text:c="3"/>3,576</text:p>
          </table:table-cell>
          <table:table-cell table:style-name="ce34" office:value-type="float" office:value="3458" calcext:value-type="float">
            <text:p><text:s text:c="3"/>3,458</text:p>
          </table:table-cell>
          <table:table-cell table:style-name="ce8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33" office:value-type="float" office:value="57358" calcext:value-type="float">
            <text:p><text:s text:c="3"/>57,3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799" calcext:value-type="float">
            <text:p><text:s text:c="3"/>799</text:p>
          </table:table-cell>
          <table:table-cell table:style-name="ce33" office:value-type="float" office:value="276" calcext:value-type="float">
            <text:p><text:s text:c="3"/>276</text:p>
          </table:table-cell>
          <table:table-cell table:style-name="ce7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58518" calcext:value-type="float">
            <text:p><text:s text:c="3"/>58,518</text:p>
          </table:table-cell>
          <table:table-cell table:style-name="ce34" office:value-type="float" office:value="48588" calcext:value-type="float">
            <text:p><text:s text:c="3"/>48,588</text:p>
          </table:table-cell>
          <table:table-cell table:style-name="ce34" office:value-type="float" office:value="6242" calcext:value-type="float">
            <text:p><text:s text:c="3"/>6,242</text:p>
          </table:table-cell>
          <table:table-cell table:style-name="ce34" office:value-type="float" office:value="6190" calcext:value-type="float">
            <text:p><text:s text:c="3"/>6,190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3688" calcext:value-type="float">
            <text:p><text:s text:c="3"/>3,688</text:p>
          </table:table-cell>
          <table:table-cell table:style-name="ce34" office:value-type="float" office:value="3568" calcext:value-type="float">
            <text:p><text:s text:c="3"/>3,568</text:p>
          </table:table-cell>
          <table:table-cell table:style-name="ce80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55995" calcext:value-type="float">
            <text:p><text:s text:c="3"/>55,995</text:p>
          </table:table-cell>
          <table:table-cell table:style-name="ce35" office:value-type="float" office:value="54873" calcext:value-type="float">
            <text:p><text:s text:c="3"/>54,873</text:p>
          </table:table-cell>
          <table:table-cell table:style-name="ce35" office:value-type="float" office:value="341" calcext:value-type="float">
            <text:p><text:s text:c="3"/>341</text:p>
          </table:table-cell>
          <table:table-cell table:style-name="ce35" office:value-type="float" office:value="291" calcext:value-type="float">
            <text:p><text:s text:c="3"/>291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81" calcext:value-type="float">
            <text:p><text:s text:c="3"/>781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8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女</text:p>
          </table:table-cell>
          <table:table-cell table:style-name="ce36" office:value-type="float" office:value="55995" calcext:value-type="float">
            <text:p><text:s text:c="3"/>55,995</text:p>
          </table:table-cell>
          <table:table-cell table:style-name="ce36" office:value-type="float" office:value="45696" calcext:value-type="float">
            <text:p><text:s text:c="3"/>45,696</text:p>
          </table:table-cell>
          <table:table-cell table:style-name="ce36" office:value-type="float" office:value="6237" calcext:value-type="float">
            <text:p><text:s text:c="3"/>6,237</text:p>
          </table:table-cell>
          <table:table-cell table:style-name="ce36" office:value-type="float" office:value="6191" calcext:value-type="float">
            <text:p><text:s text:c="3"/>6,191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4062" calcext:value-type="float">
            <text:p><text:s text:c="3"/>4,062</text:p>
          </table:table-cell>
          <table:table-cell table:style-name="ce36" office:value-type="float" office:value="3946" calcext:value-type="float">
            <text:p><text:s text:c="3"/>3,946</text:p>
          </table:table-cell>
          <table:table-cell table:style-name="ce82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074" calcext:value-type="float">
            <text:p><text:s text:c="3"/>5,074</text:p>
          </table:table-cell>
          <table:table-cell table:style-name="ce37" office:value-type="float" office:value="4977" calcext:value-type="float">
            <text:p><text:s text:c="3"/>4,977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3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5074" calcext:value-type="float">
            <text:p><text:s text:c="3"/>5,074</text:p>
          </table:table-cell>
          <table:table-cell table:style-name="ce38" office:value-type="float" office:value="4108" calcext:value-type="float">
            <text:p><text:s text:c="3"/>4,108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7" office:value-type="float" office:value="356" calcext:value-type="float">
            <text:p><text:s text:c="3"/>356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8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218" calcext:value-type="float">
            <text:p><text:s text:c="3"/>4,218</text:p>
          </table:table-cell>
          <table:table-cell table:style-name="ce37" office:value-type="float" office:value="4131" calcext:value-type="float">
            <text:p><text:s text:c="3"/>4,13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8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218" calcext:value-type="float">
            <text:p><text:s text:c="3"/>4,218</text:p>
          </table:table-cell>
          <table:table-cell table:style-name="ce38" office:value-type="float" office:value="3443" calcext:value-type="float">
            <text:p><text:s text:c="3"/>3,443</text:p>
          </table:table-cell>
          <table:table-cell table:style-name="ce38" office:value-type="float" office:value="460" calcext:value-type="float">
            <text:p><text:s text:c="3"/>460</text:p>
          </table:table-cell>
          <table:table-cell table:style-name="ce38" office:value-type="float" office:value="456" calcext:value-type="float">
            <text:p><text:s text:c="3"/>45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7" office:value-type="float" office:value="315" calcext:value-type="float">
            <text:p><text:s text:c="3"/>315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788" calcext:value-type="float">
            <text:p><text:s text:c="3"/>4,788</text:p>
          </table:table-cell>
          <table:table-cell table:style-name="ce37" office:value-type="float" office:value="4691" calcext:value-type="float">
            <text:p><text:s text:c="3"/>4,69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66" office:value-type="float" office:value="59" calcext:value-type="float">
            <text:p><text:s text:c="3"/>59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788" calcext:value-type="float">
            <text:p><text:s text:c="3"/>4,788</text:p>
          </table:table-cell>
          <table:table-cell table:style-name="ce38" office:value-type="float" office:value="3920" calcext:value-type="float">
            <text:p><text:s text:c="3"/>3,920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7" office:value-type="float" office:value="346" calcext:value-type="float">
            <text:p><text:s text:c="3"/>346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47500" calcext:value-type="float">
            <text:p><text:s text:c="3"/>47,500</text:p>
          </table:table-cell>
          <table:table-cell table:style-name="ce33" office:value-type="float" office:value="46497" calcext:value-type="float">
            <text:p><text:s text:c="3"/>46,497</text:p>
          </table:table-cell>
          <table:table-cell table:style-name="ce33" office:value-type="float" office:value="318" calcext:value-type="float">
            <text:p><text:s text:c="3"/>318</text:p>
          </table:table-cell>
          <table:table-cell table:style-name="ce33" office:value-type="float" office:value="260" calcext:value-type="float">
            <text:p><text:s text:c="3"/>260</text:p>
          </table:table-cell>
          <table:table-cell table:style-name="ce33" office:value-type="float" office:value="58" calcext:value-type="float">
            <text:p><text:s text:c="3"/>58</text:p>
          </table:table-cell>
          <table:table-cell table:style-name="ce33" office:value-type="float" office:value="685" calcext:value-type="float">
            <text:p><text:s text:c="3"/>685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79" office:value-type="float" office:value="502" calcext:value-type="float">
            <text:p><text:s text:c="3"/>502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十月止</text:p>
          </table:table-cell>
          <table:table-cell table:style-name="ce21" office:value-type="string" calcext:value-type="string">
            <text:p>女</text:p>
          </table:table-cell>
          <table:table-cell table:style-name="ce34" office:value-type="float" office:value="47500" calcext:value-type="float">
            <text:p><text:s text:c="3"/>47,500</text:p>
          </table:table-cell>
          <table:table-cell table:style-name="ce34" office:value-type="float" office:value="37839" calcext:value-type="float">
            <text:p><text:s text:c="3"/>37,839</text:p>
          </table:table-cell>
          <table:table-cell table:style-name="ce34" office:value-type="float" office:value="5898" calcext:value-type="float">
            <text:p><text:s text:c="3"/>5,898</text:p>
          </table:table-cell>
          <table:table-cell table:style-name="ce34" office:value-type="float" office:value="5852" calcext:value-type="float">
            <text:p><text:s text:c="3"/>5,852</text:p>
          </table:table-cell>
          <table:table-cell table:style-name="ce34" office:value-type="float" office:value="46" calcext:value-type="float">
            <text:p><text:s text:c="3"/>46</text:p>
          </table:table-cell>
          <table:table-cell table:style-name="ce34" office:value-type="float" office:value="3763" calcext:value-type="float">
            <text:p><text:s text:c="3"/>3,763</text:p>
          </table:table-cell>
          <table:table-cell table:style-name="ce34" office:value-type="float" office:value="3653" calcext:value-type="float">
            <text:p><text:s text:c="3"/>3,653</text:p>
          </table:table-cell>
          <table:table-cell table:style-name="ce80" office:value-type="float" office:value="110" calcext:value-type="float">
            <text:p><text:s text:c="3"/>1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3064" calcext:value-type="float">
            <text:p><text:s text:c="3"/>3,064</text:p>
          </table:table-cell>
          <table:table-cell table:style-name="ce37" office:value-type="float" office:value="2984" calcext:value-type="float">
            <text:p><text:s text:c="3"/>2,984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3064" calcext:value-type="float">
            <text:p><text:s text:c="3"/>3,064</text:p>
          </table:table-cell>
          <table:table-cell table:style-name="ce38" office:value-type="float" office:value="2503" calcext:value-type="float">
            <text:p><text:s text:c="3"/>2,503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35" calcext:value-type="float">
            <text:p><text:s text:c="3"/>3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67" office:value-type="float" office:value="224" calcext:value-type="float">
            <text:p><text:s text:c="3"/>224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967" calcext:value-type="float">
            <text:p><text:s text:c="3"/>4,967</text:p>
          </table:table-cell>
          <table:table-cell table:style-name="ce37" office:value-type="float" office:value="4860" calcext:value-type="float">
            <text:p><text:s text:c="3"/>4,860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967" calcext:value-type="float">
            <text:p><text:s text:c="3"/>4,967</text:p>
          </table:table-cell>
          <table:table-cell table:style-name="ce38" office:value-type="float" office:value="4033" calcext:value-type="float">
            <text:p><text:s text:c="3"/>4,033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38" office:value-type="float" office:value="520" calcext:value-type="float">
            <text:p><text:s text:c="3"/>52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7" office:value-type="float" office:value="408" calcext:value-type="float">
            <text:p><text:s text:c="3"/>408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8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944" calcext:value-type="float">
            <text:p><text:s text:c="3"/>4,944</text:p>
          </table:table-cell>
          <table:table-cell table:style-name="ce37" office:value-type="float" office:value="4836" calcext:value-type="float">
            <text:p><text:s text:c="3"/>4,83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83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944" calcext:value-type="float">
            <text:p><text:s text:c="3"/>4,944</text:p>
          </table:table-cell>
          <table:table-cell table:style-name="ce38" office:value-type="float" office:value="3933" calcext:value-type="float">
            <text:p><text:s text:c="3"/>3,933</text:p>
          </table:table-cell>
          <table:table-cell table:number-columns-repeated="2" table:style-name="ce38" office:value-type="float" office:value="617" calcext:value-type="float">
            <text:p><text:s text:c="3"/>617</text:p>
          </table:table-cell>
          <table:table-cell table:style-name="ce38" office:value-type="float" office:value="0" calcext:value-type="float">
            <text:p>—</text:p>
          </table:table-cell>
          <table:table-cell table:style-name="ce67" office:value-type="float" office:value="394" calcext:value-type="float">
            <text:p><text:s text:c="3"/>394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814" calcext:value-type="float">
            <text:p><text:s text:c="3"/>4,814</text:p>
          </table:table-cell>
          <table:table-cell table:style-name="ce37" office:value-type="float" office:value="4711" calcext:value-type="float">
            <text:p><text:s text:c="3"/>4,711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814" calcext:value-type="float">
            <text:p><text:s text:c="3"/>4,814</text:p>
          </table:table-cell>
          <table:table-cell table:style-name="ce38" office:value-type="float" office:value="3861" calcext:value-type="float">
            <text:p><text:s text:c="3"/>3,861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7" office:value-type="float" office:value="350" calcext:value-type="float">
            <text:p><text:s text:c="3"/>350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84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233" calcext:value-type="float">
            <text:p><text:s text:c="3"/>4,233</text:p>
          </table:table-cell>
          <table:table-cell table:style-name="ce37" office:value-type="float" office:value="4142" calcext:value-type="float">
            <text:p><text:s text:c="3"/>4,142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6" office:value-type="float" office:value="59" calcext:value-type="float">
            <text:p><text:s text:c="3"/>59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83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233" calcext:value-type="float">
            <text:p><text:s text:c="3"/>4,233</text:p>
          </table:table-cell>
          <table:table-cell table:style-name="ce38" office:value-type="float" office:value="3348" calcext:value-type="float">
            <text:p><text:s text:c="3"/>3,34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67" office:value-type="float" office:value="335" calcext:value-type="float">
            <text:p><text:s text:c="3"/>335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8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445" calcext:value-type="float">
            <text:p><text:s text:c="3"/>5,445</text:p>
          </table:table-cell>
          <table:table-cell table:style-name="ce37" office:value-type="float" office:value="5346" calcext:value-type="float">
            <text:p><text:s text:c="3"/>5,34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83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5445" calcext:value-type="float">
            <text:p><text:s text:c="3"/>5,445</text:p>
          </table:table-cell>
          <table:table-cell table:style-name="ce38" office:value-type="float" office:value="4257" calcext:value-type="float">
            <text:p><text:s text:c="3"/>4,257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7" office:value-type="float" office:value="463" calcext:value-type="float">
            <text:p><text:s text:c="3"/>463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322" calcext:value-type="float">
            <text:p><text:s text:c="3"/>5,322</text:p>
          </table:table-cell>
          <table:table-cell table:style-name="ce37" office:value-type="float" office:value="5222" calcext:value-type="float">
            <text:p><text:s text:c="3"/>5,2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83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4234" calcext:value-type="float">
            <text:p><text:s text:c="3"/>4,234</text:p>
          </table:table-cell>
          <table:table-cell table:style-name="ce38" office:value-type="float" office:value="678" calcext:value-type="float">
            <text:p><text:s text:c="3"/>678</text:p>
          </table:table-cell>
          <table:table-cell table:style-name="ce38" office:value-type="float" office:value="670" calcext:value-type="float">
            <text:p><text:s text:c="3"/>67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67" office:value-type="float" office:value="410" calcext:value-type="float">
            <text:p><text:s text:c="3"/>410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8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658" calcext:value-type="float">
            <text:p><text:s text:c="3"/>4,658</text:p>
          </table:table-cell>
          <table:table-cell table:style-name="ce37" office:value-type="float" office:value="4560" calcext:value-type="float">
            <text:p><text:s text:c="3"/>4,56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83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658" calcext:value-type="float">
            <text:p><text:s text:c="3"/>4,658</text:p>
          </table:table-cell>
          <table:table-cell table:style-name="ce38" office:value-type="float" office:value="3726" calcext:value-type="float">
            <text:p><text:s text:c="3"/>3,726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63" calcext:value-type="float">
            <text:p><text:s text:c="3"/>56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7" office:value-type="float" office:value="365" calcext:value-type="float">
            <text:p><text:s text:c="3"/>365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248" calcext:value-type="float">
            <text:p><text:s text:c="3"/>5,248</text:p>
          </table:table-cell>
          <table:table-cell table:style-name="ce37" office:value-type="float" office:value="5127" calcext:value-type="float">
            <text:p><text:s text:c="3"/>5,127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83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9" office:value-type="float" office:value="5248" calcext:value-type="float">
            <text:p><text:s text:c="3"/>5,248</text:p>
          </table:table-cell>
          <table:table-cell table:style-name="ce39" office:value-type="float" office:value="4186" calcext:value-type="float">
            <text:p><text:s text:c="3"/>4,186</text:p>
          </table:table-cell>
          <table:table-cell table:style-name="ce39" office:value-type="float" office:value="641" calcext:value-type="float">
            <text:p><text:s text:c="3"/>641</text:p>
          </table:table-cell>
          <table:table-cell table:style-name="ce39" office:value-type="float" office:value="634" calcext:value-type="float">
            <text:p><text:s text:c="3"/>63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8" office:value-type="float" office:value="421" calcext:value-type="float">
            <text:p><text:s text:c="3"/>421</text:p>
          </table:table-cell>
          <table:table-cell table:style-name="ce39" office:value-type="float" office:value="406" calcext:value-type="float">
            <text:p><text:s text:c="3"/>406</text:p>
          </table:table-cell>
          <table:table-cell table:style-name="ce85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/>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805" calcext:value-type="float">
            <text:p><text:s text:c="3"/>4,805</text:p>
          </table:table-cell>
          <table:table-cell table:style-name="ce38" office:value-type="float" office:value="4709" calcext:value-type="float">
            <text:p><text:s text:c="3"/>4,709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84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805" calcext:value-type="float">
            <text:p><text:s text:c="3"/>4,805</text:p>
          </table:table-cell>
          <table:table-cell table:style-name="ce40" office:value-type="float" office:value="3758" calcext:value-type="float">
            <text:p><text:s text:c="3"/>3,758</text:p>
          </table:table-cell>
          <table:table-cell table:style-name="ce40" office:value-type="float" office:value="654" calcext:value-type="float">
            <text:p><text:s text:c="3"/>654</text:p>
          </table:table-cell>
          <table:table-cell table:style-name="ce40" office:value-type="float" office:value="650" calcext:value-type="float">
            <text:p><text:s text:c="3"/>650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393" calcext:value-type="float">
            <text:p><text:s text:c="3"/>393</text:p>
          </table:table-cell>
          <table:table-cell table:style-name="ce40" office:value-type="float" office:value="379" calcext:value-type="float">
            <text:p><text:s text:c="3"/>379</text:p>
          </table:table-cell>
          <table:table-cell table:style-name="ce86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-5.3" calcext:value-type="float">
            <text:p><text:s text:c="3"/>－5.30</text:p>
          </table:table-cell>
          <table:table-cell table:style-name="ce41" office:value-type="float" office:value="-5.38" calcext:value-type="float">
            <text:p><text:s text:c="3"/>－5.38</text:p>
          </table:table-cell>
          <table:table-cell table:style-name="ce41" office:value-type="float" office:value="-8.82" calcext:value-type="float">
            <text:p><text:s text:c="3"/>－8.82</text:p>
          </table:table-cell>
          <table:table-cell table:style-name="ce41" office:value-type="float" office:value="-17.24" calcext:value-type="float">
            <text:p><text:s text:c="3"/>－17.24</text:p>
          </table:table-cell>
          <table:table-cell table:style-name="ce41" office:value-type="float" office:value="40" calcext:value-type="float">
            <text:p><text:s/>40.00</text:p>
          </table:table-cell>
          <table:table-cell table:style-name="ce41" office:value-type="float" office:value="3.17" calcext:value-type="float">
            <text:p><text:s/>3.17</text:p>
          </table:table-cell>
          <table:table-cell table:style-name="ce41" office:value-type="float" office:value="-38.89" calcext:value-type="float">
            <text:p><text:s text:c="3"/>－38.89</text:p>
          </table:table-cell>
          <table:table-cell table:style-name="ce87" office:value-type="float" office:value="20" calcext:value-type="float">
            <text:p><text:s/>20.0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女</text:p>
          </table:table-cell>
          <table:table-cell table:style-name="ce42" office:value-type="float" office:value="-5.3" calcext:value-type="float">
            <text:p><text:s text:c="3"/>－5.30</text:p>
          </table:table-cell>
          <table:table-cell table:style-name="ce42" office:value-type="float" office:value="-8.52" calcext:value-type="float">
            <text:p><text:s text:c="3"/>－8.52</text:p>
          </table:table-cell>
          <table:table-cell table:style-name="ce42" office:value-type="float" office:value="7.21" calcext:value-type="float">
            <text:p><text:s/>7.21</text:p>
          </table:table-cell>
          <table:table-cell table:style-name="ce42" office:value-type="float" office:value="7.62" calcext:value-type="float">
            <text:p><text:s/>7.62</text:p>
          </table:table-cell>
          <table:table-cell table:style-name="ce42" office:value-type="float" office:value="-33.33" calcext:value-type="float">
            <text:p><text:s text:c="3"/>－33.33</text:p>
          </table:table-cell>
          <table:table-cell table:style-name="ce42" office:value-type="float" office:value="10.39" calcext:value-type="float">
            <text:p><text:s/>10.39</text:p>
          </table:table-cell>
          <table:table-cell table:style-name="ce42" office:value-type="float" office:value="7.37" calcext:value-type="float">
            <text:p><text:s/>7.37</text:p>
          </table:table-cell>
          <table:table-cell table:style-name="ce88" office:value-type="float" office:value="366.67" calcext:value-type="float">
            <text:p><text:s/>366.67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男</text:p>
          </table:table-cell>
          <table:table-cell table:style-name="ce43" office:value-type="float" office:value="-8.44" calcext:value-type="float">
            <text:p><text:s text:c="3"/>－8.44</text:p>
          </table:table-cell>
          <table:table-cell table:style-name="ce43" office:value-type="float" office:value="-8.15" calcext:value-type="float">
            <text:p><text:s text:c="3"/>－8.15</text:p>
          </table:table-cell>
          <table:table-cell table:style-name="ce43" office:value-type="float" office:value="-13.89" calcext:value-type="float">
            <text:p><text:s text:c="3"/>－13.89</text:p>
          </table:table-cell>
          <table:table-cell table:style-name="ce43" office:value-type="float" office:value="-11.11" calcext:value-type="float">
            <text:p><text:s text:c="3"/>－11.11</text:p>
          </table:table-cell>
          <table:table-cell table:style-name="ce43" office:value-type="float" office:value="-22.22" calcext:value-type="float">
            <text:p><text:s text:c="3"/>－22.22</text:p>
          </table:table-cell>
          <table:table-cell table:style-name="ce43" office:value-type="float" office:value="-23.53" calcext:value-type="float">
            <text:p><text:s text:c="3"/>－23.53</text:p>
          </table:table-cell>
          <table:table-cell table:style-name="ce43" office:value-type="float" office:value="-57.69" calcext:value-type="float">
            <text:p><text:s text:c="3"/>－57.69</text:p>
          </table:table-cell>
          <table:table-cell table:style-name="ce89" office:value-type="float" office:value="-8.47" calcext:value-type="float">
            <text:p><text:s text:c="3"/>－8.47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女</text:p>
          </table:table-cell>
          <table:table-cell table:style-name="ce42" office:value-type="float" office:value="-8.44" calcext:value-type="float">
            <text:p><text:s text:c="3"/>－8.44</text:p>
          </table:table-cell>
          <table:table-cell table:style-name="ce42" office:value-type="float" office:value="-10.22" calcext:value-type="float">
            <text:p><text:s text:c="3"/>－10.22</text:p>
          </table:table-cell>
          <table:table-cell table:style-name="ce42" office:value-type="float" office:value="2.03" calcext:value-type="float">
            <text:p><text:s/>2.03</text:p>
          </table:table-cell>
          <table:table-cell table:style-name="ce42" office:value-type="float" office:value="2.52" calcext:value-type="float">
            <text:p><text:s/>2.52</text:p>
          </table:table-cell>
          <table:table-cell table:style-name="ce42" office:value-type="float" office:value="-42.86" calcext:value-type="float">
            <text:p><text:s text:c="3"/>－42.86</text:p>
          </table:table-cell>
          <table:table-cell table:number-columns-repeated="2" table:style-name="ce42" office:value-type="float" office:value="-6.65" calcext:value-type="float">
            <text:p><text:s text:c="3"/>－6.65</text:p>
          </table:table-cell>
          <table:table-cell table:style-name="ce88" office:value-type="float" office:value="-6.67" calcext:value-type="float">
            <text:p><text:s text:c="3"/>－6.67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5" table:number-columns-repeated="4"/>
          <table:table-cell table:style-name="ce73" table:number-columns-spanned="2" table:number-rows-spanned="1"/>
          <table:covered-table-cell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7"/>
            <table:covered-table-cell table:number-columns-repeated="8" table:style-name="ce29"/>
            <table:table-cell table:style-name="ce90" table:number-columns-repeated="1014"/>
          </table:table-row>
          <table:table-row table:style-name="ro3">
            <table:table-cell table:style-name="ce92" table:number-columns-repeated="3"/>
            <table:table-cell table:style-name="ce95" office:value-type="string" office:string-value="中 華 民 國 98 年 10 月 份" calcext:value-type="string">
              <text:p><text:s/>中 華 民 國 98 年 10 月 份 </text:p>
            </table:table-cell>
            <table:table-cell table:style-name="ce92" table:number-columns-repeated="5"/>
            <table:table-cell table:style-name="ce105"/>
            <table:table-cell table:style-name="ce9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75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9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1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男</text:p>
          </table:table-cell>
          <table:table-cell table:style-name="ce46" office:value-type="float" office:value="4805" calcext:value-type="float">
            <text:p><text:s text:c="3"/>4,805</text:p>
          </table:table-cell>
          <table:table-cell table:style-name="ce46" office:value-type="float" office:value="4709" calcext:value-type="float">
            <text:p><text:s text:c="3"/>4,709</text:p>
          </table:table-cell>
          <table:table-cell table:style-name="ce46" office:value-type="float" office:value="31" calcext:value-type="float">
            <text:p><text:s text:c="3"/>31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65" calcext:value-type="float">
            <text:p><text:s text:c="3"/>65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106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7" office:value-type="float" office:value="4805" calcext:value-type="float">
            <text:p><text:s text:c="3"/>4,805</text:p>
          </table:table-cell>
          <table:table-cell table:style-name="ce47" office:value-type="float" office:value="3758" calcext:value-type="float">
            <text:p><text:s text:c="3"/>3,758</text:p>
          </table:table-cell>
          <table:table-cell table:style-name="ce47" office:value-type="float" office:value="654" calcext:value-type="float">
            <text:p><text:s text:c="3"/>654</text:p>
          </table:table-cell>
          <table:table-cell table:style-name="ce47" office:value-type="float" office:value="650" calcext:value-type="float">
            <text:p><text:s text:c="3"/>65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393" calcext:value-type="float">
            <text:p><text:s text:c="3"/>393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4794" calcext:value-type="float">
            <text:p><text:s text:c="3"/>4,794</text:p>
          </table:table-cell>
          <table:table-cell table:style-name="ce33" office:value-type="float" office:value="4698" calcext:value-type="float">
            <text:p><text:s text:c="3"/>4,698</text:p>
          </table:table-cell>
          <table:table-cell table:style-name="ce33" office:value-type="float" office:value="31" calcext:value-type="float">
            <text:p><text:s text:c="3"/>31</text:p>
          </table:table-cell>
          <table:table-cell table:style-name="ce33" office:value-type="float" office:value="24" calcext:value-type="float">
            <text:p><text:s text:c="3"/>24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65" calcext:value-type="float">
            <text:p><text:s text:c="3"/>65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4794" calcext:value-type="float">
            <text:p><text:s text:c="3"/>4,794</text:p>
          </table:table-cell>
          <table:table-cell table:style-name="ce34" office:value-type="float" office:value="3751" calcext:value-type="float">
            <text:p><text:s text:c="3"/>3,751</text:p>
          </table:table-cell>
          <table:table-cell table:style-name="ce34" office:value-type="float" office:value="650" calcext:value-type="float">
            <text:p><text:s text:c="3"/>650</text:p>
          </table:table-cell>
          <table:table-cell table:style-name="ce34" office:value-type="float" office:value="646" calcext:value-type="float">
            <text:p><text:s text:c="3"/>646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393" calcext:value-type="float">
            <text:p><text:s text:c="3"/>393</text:p>
          </table:table-cell>
          <table:table-cell table:style-name="ce34" office:value-type="float" office:value="379" calcext:value-type="float">
            <text:p><text:s text:c="3"/>379</text:p>
          </table:table-cell>
          <table:table-cell table:style-name="ce8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48" office:value-type="float" office:value="4005" calcext:value-type="float">
            <text:p><text:s text:c="3"/>4,005</text:p>
          </table:table-cell>
          <table:table-cell table:style-name="ce48" office:value-type="float" office:value="3933" calcext:value-type="float">
            <text:p><text:s text:c="3"/>3,933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108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9" office:value-type="float" office:value="4005" calcext:value-type="float">
            <text:p><text:s text:c="3"/>4,005</text:p>
          </table:table-cell>
          <table:table-cell table:style-name="ce49" office:value-type="float" office:value="3115" calcext:value-type="float">
            <text:p><text:s text:c="3"/>3,115</text:p>
          </table:table-cell>
          <table:table-cell table:style-name="ce49" office:value-type="float" office:value="533" calcext:value-type="float">
            <text:p><text:s text:c="3"/>533</text:p>
          </table:table-cell>
          <table:table-cell table:style-name="ce49" office:value-type="float" office:value="529" calcext:value-type="float">
            <text:p><text:s text:c="3"/>529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357" calcext:value-type="float">
            <text:p><text:s text:c="3"/>357</text:p>
          </table:table-cell>
          <table:table-cell table:style-name="ce49" office:value-type="float" office:value="349" calcext:value-type="float">
            <text:p><text:s text:c="3"/>349</text:p>
          </table:table-cell>
          <table:table-cell table:style-name="ce10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912" calcext:value-type="float">
            <text:p><text:s text:c="3"/>912</text:p>
          </table:table-cell>
          <table:table-cell table:style-name="ce96" office:value-type="float" office:value="886" calcext:value-type="float">
            <text:p><text:s text:c="3"/>88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912" calcext:value-type="float">
            <text:p><text:s text:c="3"/>912</text:p>
          </table:table-cell>
          <table:table-cell table:style-name="ce39" office:value-type="float" office:value="700" calcext:value-type="float">
            <text:p><text:s text:c="3"/>700</text:p>
          </table:table-cell>
          <table:table-cell table:style-name="ce39" office:value-type="float" office:value="135" calcext:value-type="float">
            <text:p><text:s text:c="3"/>135</text:p>
          </table:table-cell>
          <table:table-cell table:style-name="ce39" office:value-type="float" office:value="133" calcext:value-type="float">
            <text:p><text:s text:c="3"/>13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77" calcext:value-type="float">
            <text:p><text:s text:c="3"/>77</text:p>
          </table:table-cell>
          <table:table-cell table:style-name="ce39" office:value-type="float" office:value="71" calcext:value-type="float">
            <text:p><text:s text:c="3"/>7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67" calcext:value-type="float">
            <text:p><text:s text:c="3"/>67</text:p>
          </table:table-cell>
          <table:table-cell table:style-name="ce96" office:value-type="float" office:value="66" calcext:value-type="float">
            <text:p><text:s text:c="3"/>66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67" calcext:value-type="float">
            <text:p><text:s text:c="3"/>67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number-columns-repeated="2" table:style-name="ce39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484" calcext:value-type="float">
            <text:p><text:s text:c="3"/>484</text:p>
          </table:table-cell>
          <table:table-cell table:style-name="ce96" office:value-type="float" office:value="473" calcext:value-type="float">
            <text:p><text:s text:c="3"/>47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484" calcext:value-type="float">
            <text:p><text:s text:c="3"/>484</text:p>
          </table:table-cell>
          <table:table-cell table:style-name="ce39" office:value-type="float" office:value="362" calcext:value-type="float">
            <text:p><text:s text:c="3"/>362</text:p>
          </table:table-cell>
          <table:table-cell table:style-name="ce39" office:value-type="float" office:value="80" calcext:value-type="float">
            <text:p><text:s text:c="3"/>80</text:p>
          </table:table-cell>
          <table:table-cell table:style-name="ce39" office:value-type="float" office:value="79" calcext:value-type="float">
            <text:p><text:s text:c="3"/>7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94" calcext:value-type="float">
            <text:p><text:s text:c="3"/>94</text:p>
          </table:table-cell>
          <table:table-cell table:style-name="ce96" office:value-type="float" office:value="94" calcext:value-type="float">
            <text:p><text:s text:c="3"/>9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94" calcext:value-type="float">
            <text:p><text:s text:c="3"/>94</text:p>
          </table:table-cell>
          <table:table-cell table:style-name="ce39" office:value-type="float" office:value="73" calcext:value-type="float">
            <text:p><text:s text:c="3"/>73</text:p>
          </table:table-cell>
          <table:table-cell table:number-columns-repeated="2" table:style-name="ce39" office:value-type="float" office:value="7" calcext:value-type="float">
            <text:p><text:s text:c="3"/>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19" calcext:value-type="float">
            <text:p><text:s text:c="3"/>119</text:p>
          </table:table-cell>
          <table:table-cell table:style-name="ce96" office:value-type="float" office:value="119" calcext:value-type="float">
            <text:p><text:s text:c="3"/>11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19" calcext:value-type="float">
            <text:p><text:s text:c="3"/>119</text:p>
          </table:table-cell>
          <table:table-cell table:style-name="ce39" office:value-type="float" office:value="93" calcext:value-type="float">
            <text:p><text:s text:c="3"/>93</text:p>
          </table:table-cell>
          <table:table-cell table:number-columns-repeated="2" table:style-name="ce39" office:value-type="float" office:value="14" calcext:value-type="float">
            <text:p><text:s text:c="3"/>1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309" calcext:value-type="float">
            <text:p><text:s text:c="3"/>309</text:p>
          </table:table-cell>
          <table:table-cell table:style-name="ce96" office:value-type="float" office:value="306" calcext:value-type="float">
            <text:p><text:s text:c="3"/>30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309" calcext:value-type="float">
            <text:p><text:s text:c="3"/>309</text:p>
          </table:table-cell>
          <table:table-cell table:style-name="ce39" office:value-type="float" office:value="250" calcext:value-type="float">
            <text:p><text:s text:c="3"/>250</text:p>
          </table:table-cell>
          <table:table-cell table:number-columns-repeated="2" table:style-name="ce39" office:value-type="float" office:value="33" calcext:value-type="float">
            <text:p><text:s text:c="3"/>3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201" calcext:value-type="float">
            <text:p><text:s text:c="3"/>201</text:p>
          </table:table-cell>
          <table:table-cell table:style-name="ce96" office:value-type="float" office:value="201" calcext:value-type="float">
            <text:p><text:s text:c="3"/>20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01" calcext:value-type="float">
            <text:p><text:s text:c="3"/>201</text:p>
          </table:table-cell>
          <table:table-cell table:style-name="ce39" office:value-type="float" office:value="155" calcext:value-type="float">
            <text:p><text:s text:c="3"/>155</text:p>
          </table:table-cell>
          <table:table-cell table:number-columns-repeated="2" table:style-name="ce39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09" calcext:value-type="float">
            <text:p><text:s text:c="3"/>109</text:p>
          </table:table-cell>
          <table:table-cell table:style-name="ce96" office:value-type="float" office:value="107" calcext:value-type="float">
            <text:p><text:s text:c="3"/>107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09" calcext:value-type="float">
            <text:p><text:s text:c="3"/>109</text:p>
          </table:table-cell>
          <table:table-cell table:style-name="ce39" office:value-type="float" office:value="85" calcext:value-type="float">
            <text:p><text:s text:c="3"/>85</text:p>
          </table:table-cell>
          <table:table-cell table:number-columns-repeated="2" table:style-name="ce39" office:value-type="float" office:value="10" calcext:value-type="float">
            <text:p><text:s text:c="3"/>1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36" calcext:value-type="float">
            <text:p><text:s text:c="3"/>136</text:p>
          </table:table-cell>
          <table:table-cell table:style-name="ce96" office:value-type="float" office:value="131" calcext:value-type="float">
            <text:p><text:s text:c="3"/>1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36" calcext:value-type="float">
            <text:p><text:s text:c="3"/>136</text:p>
          </table:table-cell>
          <table:table-cell table:style-name="ce39" office:value-type="float" office:value="101" calcext:value-type="float">
            <text:p><text:s text:c="3"/>101</text:p>
          </table:table-cell>
          <table:table-cell table:number-columns-repeated="2" table:style-name="ce39" office:value-type="float" office:value="21" calcext:value-type="float">
            <text:p><text:s text:c="3"/>2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02" calcext:value-type="float">
            <text:p><text:s text:c="3"/>102</text:p>
          </table:table-cell>
          <table:table-cell table:style-name="ce96" office:value-type="float" office:value="101" calcext:value-type="float">
            <text:p><text:s text:c="3"/>10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女</text:p>
          </table:table-cell>
          <table:table-cell table:style-name="ce39" office:value-type="float" office:value="102" calcext:value-type="float">
            <text:p><text:s text:c="3"/>102</text:p>
          </table:table-cell>
          <table:table-cell table:style-name="ce39" office:value-type="float" office:value="72" calcext:value-type="float">
            <text:p><text:s text:c="3"/>72</text:p>
          </table:table-cell>
          <table:table-cell table:number-columns-repeated="2" table:style-name="ce39" office:value-type="float" office:value="18" calcext:value-type="float">
            <text:p><text:s text:c="3"/>1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95" calcext:value-type="float">
            <text:p><text:s text:c="3"/>195</text:p>
          </table:table-cell>
          <table:table-cell table:style-name="ce96" office:value-type="float" office:value="194" calcext:value-type="float">
            <text:p><text:s text:c="3"/>19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95" calcext:value-type="float">
            <text:p><text:s text:c="3"/>195</text:p>
          </table:table-cell>
          <table:table-cell table:style-name="ce39" office:value-type="float" office:value="158" calcext:value-type="float">
            <text:p><text:s text:c="3"/>158</text:p>
          </table:table-cell>
          <table:table-cell table:number-columns-repeated="2" table:style-name="ce39" office:value-type="float" office:value="21" calcext:value-type="float">
            <text:p><text:s text:c="3"/>2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4" office:value-type="string" calcext:value-type="string">
            <text:p>男</text:p>
          </table:table-cell>
          <table:table-cell table:style-name="ce93" office:value-type="float" office:value="273" calcext:value-type="float">
            <text:p><text:s text:c="3"/>273</text:p>
          </table:table-cell>
          <table:table-cell table:style-name="ce96" office:value-type="float" office:value="268" calcext:value-type="float">
            <text:p><text:s text:c="3"/>26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73" calcext:value-type="float">
            <text:p><text:s text:c="3"/>273</text:p>
          </table:table-cell>
          <table:table-cell table:style-name="ce39" office:value-type="float" office:value="217" calcext:value-type="float">
            <text:p><text:s text:c="3"/>217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99" calcext:value-type="float">
            <text:p><text:s text:c="3"/>199</text:p>
          </table:table-cell>
          <table:table-cell table:style-name="ce96" office:value-type="float" office:value="196" calcext:value-type="float">
            <text:p><text:s text:c="3"/>196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女</text:p>
          </table:table-cell>
          <table:table-cell table:style-name="ce39" office:value-type="float" office:value="199" calcext:value-type="float">
            <text:p><text:s text:c="3"/>199</text:p>
          </table:table-cell>
          <table:table-cell table:style-name="ce39" office:value-type="float" office:value="158" calcext:value-type="float">
            <text:p><text:s text:c="3"/>158</text:p>
          </table:table-cell>
          <table:table-cell table:number-columns-repeated="2" table:style-name="ce39" office:value-type="float" office:value="21" calcext:value-type="float">
            <text:p><text:s text:c="3"/>2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96" office:value-type="float" office:value="49" calcext:value-type="float">
            <text:p><text:s text:c="3"/>4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49" calcext:value-type="float">
            <text:p><text:s text:c="3"/>49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number-columns-repeated="2" table:style-name="ce39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74" calcext:value-type="float">
            <text:p><text:s text:c="3"/>74</text:p>
          </table:table-cell>
          <table:table-cell table:style-name="ce96" office:value-type="float" office:value="72" calcext:value-type="float">
            <text:p><text:s text:c="3"/>72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74" calcext:value-type="float">
            <text:p><text:s text:c="3"/>74</text:p>
          </table:table-cell>
          <table:table-cell table:style-name="ce39" office:value-type="float" office:value="59" calcext:value-type="float">
            <text:p><text:s text:c="3"/>59</text:p>
          </table:table-cell>
          <table:table-cell table:number-columns-repeated="2" table:style-name="ce39" office:value-type="float" office:value="11" calcext:value-type="float">
            <text:p><text:s text:c="3"/>1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21" calcext:value-type="float">
            <text:p><text:s text:c="3"/>21</text:p>
          </table:table-cell>
          <table:table-cell table:style-name="ce96" office:value-type="float" office:value="21" calcext:value-type="float">
            <text:p><text:s text:c="3"/>2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96" office:value-type="float" office:value="74" calcext:value-type="float">
            <text:p><text:s text:c="3"/>74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75" calcext:value-type="float">
            <text:p><text:s text:c="3"/>75</text:p>
          </table:table-cell>
          <table:table-cell table:style-name="ce39" office:value-type="float" office:value="61" calcext:value-type="float">
            <text:p><text:s text:c="3"/>61</text:p>
          </table:table-cell>
          <table:table-cell table:number-columns-repeated="2" table:style-name="ce39" office:value-type="float" office:value="9" calcext:value-type="float">
            <text:p><text:s text:c="3"/>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4" office:value-type="string" calcext:value-type="string">
            <text:p>男</text:p>
          </table:table-cell>
          <table:table-cell table:style-name="ce93" office:value-type="float" office:value="90" calcext:value-type="float">
            <text:p><text:s text:c="3"/>90</text:p>
          </table:table-cell>
          <table:table-cell table:style-name="ce96" office:value-type="float" office:value="88" calcext:value-type="float">
            <text:p><text:s text:c="3"/>88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90" calcext:value-type="float">
            <text:p><text:s text:c="3"/>90</text:p>
          </table:table-cell>
          <table:table-cell table:style-name="ce39" office:value-type="float" office:value="67" calcext:value-type="float">
            <text:p><text:s text:c="3"/>67</text:p>
          </table:table-cell>
          <table:table-cell table:number-columns-repeated="2" table:style-name="ce39" office:value-type="float" office:value="11" calcext:value-type="float">
            <text:p><text:s text:c="3"/>1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263" calcext:value-type="float">
            <text:p><text:s text:c="3"/>263</text:p>
          </table:table-cell>
          <table:table-cell table:style-name="ce96" office:value-type="float" office:value="256" calcext:value-type="float">
            <text:p><text:s text:c="3"/>256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63" calcext:value-type="float">
            <text:p><text:s text:c="3"/>263</text:p>
          </table:table-cell>
          <table:table-cell table:style-name="ce39" office:value-type="float" office:value="218" calcext:value-type="float">
            <text:p><text:s text:c="3"/>218</text:p>
          </table:table-cell>
          <table:table-cell table:number-columns-repeated="2" table:style-name="ce39" office:value-type="float" office:value="35" calcext:value-type="float">
            <text:p><text:s text:c="3"/>3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96" office:value-type="float" office:value="72" calcext:value-type="float">
            <text:p><text:s text:c="3"/>72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73" calcext:value-type="float">
            <text:p><text:s text:c="3"/>73</text:p>
          </table:table-cell>
          <table:table-cell table:style-name="ce39" office:value-type="float" office:value="57" calcext:value-type="float">
            <text:p><text:s text:c="3"/>57</text:p>
          </table:table-cell>
          <table:table-cell table:number-columns-repeated="2" table:style-name="ce39" office:value-type="float" office:value="9" calcext:value-type="float">
            <text:p><text:s text:c="3"/>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60" calcext:value-type="float">
            <text:p><text:s text:c="3"/>160</text:p>
          </table:table-cell>
          <table:table-cell table:style-name="ce96" office:value-type="float" office:value="159" calcext:value-type="float">
            <text:p><text:s text:c="3"/>159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60" calcext:value-type="float">
            <text:p><text:s text:c="3"/>160</text:p>
          </table:table-cell>
          <table:table-cell table:style-name="ce39" office:value-type="float" office:value="121" calcext:value-type="float">
            <text:p><text:s text:c="3"/>121</text:p>
          </table:table-cell>
          <table:table-cell table:number-columns-repeated="2" table:style-name="ce39" office:value-type="float" office:value="28" calcext:value-type="float">
            <text:p><text:s text:c="3"/>2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94" office:value-type="float" office:value="471" calcext:value-type="float">
            <text:p><text:s text:c="3"/>471</text:p>
          </table:table-cell>
          <table:table-cell table:style-name="ce97" office:value-type="float" office:value="458" calcext:value-type="float">
            <text:p><text:s text:c="3"/>458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94" office:value-type="float" office:value="0" calcext:value-type="float">
            <text:p>—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471" calcext:value-type="float">
            <text:p><text:s text:c="3"/>471</text:p>
          </table:table-cell>
          <table:table-cell table:style-name="ce34" office:value-type="float" office:value="379" calcext:value-type="float">
            <text:p><text:s text:c="3"/>379</text:p>
          </table:table-cell>
          <table:table-cell table:number-columns-repeated="2" table:style-name="ce34" office:value-type="float" office:value="69" calcext:value-type="float">
            <text:p><text:s text:c="3"/>69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3" calcext:value-type="float">
            <text:p><text:s text:c="3"/>23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8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318" calcext:value-type="float">
            <text:p><text:s text:c="3"/>318</text:p>
          </table:table-cell>
          <table:table-cell table:style-name="ce97" office:value-type="float" office:value="307" calcext:value-type="float">
            <text:p><text:s text:c="3"/>30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318" calcext:value-type="float">
            <text:p><text:s text:c="3"/>318</text:p>
          </table:table-cell>
          <table:table-cell table:style-name="ce34" office:value-type="float" office:value="257" calcext:value-type="float">
            <text:p><text:s text:c="3"/>257</text:p>
          </table:table-cell>
          <table:table-cell table:number-columns-repeated="2" table:style-name="ce34" office:value-type="float" office:value="48" calcext:value-type="float">
            <text:p><text:s text:c="3"/>48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97" office:value-type="float" office:value="11" calcext:value-type="float">
            <text:p><text:s text:c="3"/>11</text:p>
          </table:table-cell>
          <table:table-cell table:number-columns-repeated="4" table:style-name="ce33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11" calcext:value-type="float">
            <text:p><text:s text:c="3"/>11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34" office:value-type="float" office:value="4" calcext:value-type="float">
            <text:p><text:s text:c="3"/>4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1" calcext:value-type="float">
            <text:p><text:s text:c="3"/>11</text:p>
          </table:table-cell>
          <table:table-cell table:style-name="ce96" office:value-type="float" office:value="11" calcext:value-type="float">
            <text:p><text:s text:c="3"/>1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7" calcext:value-type="float">
            <text:p><text:s text:c="3"/>7</text:p>
          </table:table-cell>
          <table:table-cell table:number-columns-repeated="2" table:style-name="ce39" office:value-type="float" office:value="4" calcext:value-type="float">
            <text:p><text:s text:c="3"/>4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0" calcext:value-type="float">
            <text:p>—</text:p>
          </table:table-cell>
          <table:table-cell table:style-name="ce96" office:value-type="float" office:value="0" calcext:value-type="float">
            <text:p>—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number-columns-repeated="6" table:style-name="ce39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5" table:number-columns-repeated="2"/>
          <table:table-cell table:style-name="ce99" office:value-type="string" calcext:value-type="string" table:number-columns-spanned="4" table:number-rows-spanned="1">
            <text:p>內政部戶政司 民國98年11月6日編製</text:p>
          </table:table-cell>
          <table:covered-table-cell table:number-columns-repeated="3"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4"/>
        <table:table-column table:style-name="co9" table:default-cell-style-name="ce14"/>
        <table:table-column table:style-name="co10" table:number-columns-repeated="3" table:default-cell-style-name="ce14"/>
        <table:table-column table:style-name="co11" table:number-columns-repeated="16" table:default-cell-style-name="ce14"/>
        <table:table-column table:style-name="co6" table:number-columns-repeated="236" table:default-cell-style-name="ce14"/>
        <table:table-column table:style-name="co6" table:number-columns-repeated="767" table:default-cell-style-name="Default"/>
        <table:table-row table:style-name="ro1">
          <table:table-cell table:style-name="ce111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14"/>
          <table:covered-table-cell table:style-name="ce146"/>
          <table:table-cell table:style-name="ce90" table:number-columns-repeated="1003"/>
        </table:table-row>
        <table:table-row table:style-name="ro9">
          <table:table-cell table:style-name="ce2" table:number-columns-repeated="11"/>
          <table:table-cell table:style-name="ce90" table:number-columns-repeated="9"/>
          <table:table-cell table:style-name="ce74" office:value-type="string" calcext:value-type="string">
            <text:p>單位︰人</text:p>
          </table:table-cell>
          <table:table-cell table:style-name="ce90" table:number-columns-repeated="1003"/>
        </table:table-row>
        <table:table-row table:style-name="ro3">
          <table:table-cell table:style-name="ce12"/>
          <table:table-cell table:style-name="ce115" table:number-columns-repeated="2"/>
          <table:table-cell table:style-name="ce45" office:value-type="string" calcext:value-type="string" table:number-columns-spanned="3" table:number-rows-spanned="1">
            <text:p>本　　　國　　　籍</text:p>
          </table:table-cell>
          <table:covered-table-cell table:style-name="ce75"/>
          <table:covered-table-cell table:style-name="ce8"/>
          <table:table-cell table:style-name="ce45" office:value-type="string" calcext:value-type="string" table:number-columns-spanned="3" table:number-rows-spanned="1">
            <text:p>大　陸　地　區</text:p>
          </table:table-cell>
          <table:covered-table-cell table:style-name="ce75"/>
          <table:covered-table-cell table:style-name="ce8"/>
          <table:table-cell table:style-name="ce45" office:value-type="string" calcext:value-type="string" table:number-columns-spanned="3" table:number-rows-spanned="1">
            <text:p>港　澳　地　區</text:p>
          </table:table-cell>
          <table:covered-table-cell table:style-name="ce75"/>
          <table:covered-table-cell table:style-name="ce8"/>
          <table:table-cell table:style-name="ce137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2"/>
          <table:table-cell table:style-name="ce91" table:number-columns-repeated="1003"/>
        </table:table-row>
        <table:table-row table:style-name="ro3">
          <table:table-cell table:style-name="ce112" office:value-type="string" calcext:value-type="string">
            <text:p>年 <text:s/>月 <text:s/>別</text:p>
          </table:table-cell>
          <table:table-cell table:style-name="ce116" office:value-type="string" calcext:value-type="string">
            <text:p>性別</text:p>
          </table:table-cell>
          <table:table-cell table:style-name="ce116" office:value-type="string" calcext:value-type="string">
            <text:p>總<text:span text:style-name="T6">　計</text:span>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3" table:number-rows-spanned="1">
            <text:p>合　　　計</text:p>
          </table:table-cell>
          <table:covered-table-cell table:style-name="ce75"/>
          <table:covered-table-cell table:style-name="ce8"/>
          <table:table-cell table:style-name="ce143" office:value-type="string" calcext:value-type="string" table:number-columns-spanned="3" table:number-rows-spanned="1">
            <text:p>東南亞地區</text:p>
          </table:table-cell>
          <table:covered-table-cell table:style-name="ce142"/>
          <table:covered-table-cell table:style-name="ce144"/>
          <table:table-cell table:style-name="ce137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2"/>
          <table:table-cell table:style-name="ce91" table:number-columns-repeated="1003"/>
        </table:table-row>
        <table:table-row table:style-name="ro4">
          <table:table-cell table:style-name="ce3"/>
          <table:table-cell table:style-name="ce18" table:number-columns-repeated="2"/>
          <table:covered-table-cell table:number-columns-repeated="9" table:style-name="ce18"/>
          <table:table-cell table:style-name="ce45" office:value-type="string" calcext:value-type="string">
            <text:p>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147" office:value-type="string" calcext:value-type="string">
            <text:p>未設籍</text:p>
          </table:table-cell>
          <table:table-cell table:style-name="ce91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129" office:value-type="float" office:value="57358" calcext:value-type="float">
            <text:p><text:s text:c="3"/>57,358</text:p>
          </table:table-cell>
          <table:table-cell table:style-name="ce33" office:value-type="float" office:value="57351" calcext:value-type="float">
            <text:p><text:s text:c="3"/>57,351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295" calcext:value-type="float">
            <text:p><text:s text:c="3"/>295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9" calcext:value-type="float">
            <text:p><text:s text:c="3"/>49</text:p>
          </table:table-cell>
          <table:table-cell table:style-name="ce138" office:value-type="float" office:value="799" calcext:value-type="float">
            <text:p><text:s text:c="3"/>799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38" office:value-type="float" office:value="786" calcext:value-type="float">
            <text:p><text:s text:c="3"/>786</text:p>
          </table:table-cell>
          <table:table-cell table:style-name="ce138" office:value-type="float" office:value="276" calcext:value-type="float">
            <text:p><text:s text:c="3"/>276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268" calcext:value-type="float">
            <text:p><text:s text:c="3"/>268</text:p>
          </table:table-cell>
          <table:table-cell table:style-name="ce138" office:value-type="float" office:value="523" calcext:value-type="float">
            <text:p><text:s text:c="3"/>523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48" office:value-type="float" office:value="518" calcext:value-type="float">
            <text:p><text:s text:c="3"/>518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117" office:value-type="float" office:value="58518" calcext:value-type="float">
            <text:p><text:s text:c="3"/>58,518</text:p>
          </table:table-cell>
          <table:table-cell table:style-name="ce130" office:value-type="float" office:value="48588" calcext:value-type="float">
            <text:p><text:s text:c="3"/>48,588</text:p>
          </table:table-cell>
          <table:table-cell table:style-name="ce34" office:value-type="float" office:value="48585" calcext:value-type="float">
            <text:p><text:s text:c="3"/>48,585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6190" calcext:value-type="float">
            <text:p><text:s text:c="3"/>6,190</text:p>
          </table:table-cell>
          <table:table-cell table:style-name="ce34" office:value-type="float" office:value="999" calcext:value-type="float">
            <text:p><text:s text:c="3"/>999</text:p>
          </table:table-cell>
          <table:table-cell table:style-name="ce34" office:value-type="float" office:value="5191" calcext:value-type="float">
            <text:p><text:s text:c="3"/>5,191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style-name="ce139" office:value-type="float" office:value="3688" calcext:value-type="float">
            <text:p><text:s text:c="3"/>3,688</text:p>
          </table:table-cell>
          <table:table-cell table:style-name="ce139" office:value-type="float" office:value="1262" calcext:value-type="float">
            <text:p><text:s text:c="3"/>1,262</text:p>
          </table:table-cell>
          <table:table-cell table:style-name="ce139" office:value-type="float" office:value="2426" calcext:value-type="float">
            <text:p><text:s text:c="3"/>2,426</text:p>
          </table:table-cell>
          <table:table-cell table:style-name="ce139" office:value-type="float" office:value="3568" calcext:value-type="float">
            <text:p><text:s text:c="3"/>3,568</text:p>
          </table:table-cell>
          <table:table-cell table:style-name="ce139" office:value-type="float" office:value="1258" calcext:value-type="float">
            <text:p><text:s text:c="3"/>1,258</text:p>
          </table:table-cell>
          <table:table-cell table:style-name="ce139" office:value-type="float" office:value="2310" calcext:value-type="float">
            <text:p><text:s text:c="3"/>2,310</text:p>
          </table:table-cell>
          <table:table-cell table:style-name="ce139" office:value-type="float" office:value="120" calcext:value-type="float">
            <text:p><text:s text:c="3"/>120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49" office:value-type="float" office:value="116" calcext:value-type="float">
            <text:p><text:s text:c="3"/>116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55995" calcext:value-type="float">
            <text:p><text:s text:c="3"/>55,995</text:p>
          </table:table-cell>
          <table:table-cell table:style-name="ce35" office:value-type="float" office:value="54873" calcext:value-type="float">
            <text:p><text:s text:c="3"/>54,873</text:p>
          </table:table-cell>
          <table:table-cell table:style-name="ce35" office:value-type="float" office:value="54865" calcext:value-type="float">
            <text:p><text:s text:c="3"/>54,86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91" calcext:value-type="float">
            <text:p><text:s text:c="3"/>291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781" calcext:value-type="float">
            <text:p><text:s text:c="3"/>78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768" calcext:value-type="float">
            <text:p><text:s text:c="3"/>768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226" calcext:value-type="float">
            <text:p><text:s text:c="3"/>226</text:p>
          </table:table-cell>
          <table:table-cell table:style-name="ce35" office:value-type="float" office:value="548" calcext:value-type="float">
            <text:p><text:s text:c="3"/>548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女</text:p>
          </table:table-cell>
          <table:table-cell table:style-name="ce36" office:value-type="float" office:value="55995" calcext:value-type="float">
            <text:p><text:s text:c="3"/>55,995</text:p>
          </table:table-cell>
          <table:table-cell table:style-name="ce36" office:value-type="float" office:value="45696" calcext:value-type="float">
            <text:p><text:s text:c="3"/>45,696</text:p>
          </table:table-cell>
          <table:table-cell table:style-name="ce36" office:value-type="float" office:value="45691" calcext:value-type="float">
            <text:p><text:s text:c="3"/>45,69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6191" calcext:value-type="float">
            <text:p><text:s text:c="3"/>6,191</text:p>
          </table:table-cell>
          <table:table-cell table:style-name="ce36" office:value-type="float" office:value="1321" calcext:value-type="float">
            <text:p><text:s text:c="3"/>1,321</text:p>
          </table:table-cell>
          <table:table-cell table:style-name="ce36" office:value-type="float" office:value="4870" calcext:value-type="float">
            <text:p><text:s text:c="3"/>4,87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4062" calcext:value-type="float">
            <text:p><text:s text:c="3"/>4,062</text:p>
          </table:table-cell>
          <table:table-cell table:style-name="ce36" office:value-type="float" office:value="1761" calcext:value-type="float">
            <text:p><text:s text:c="3"/>1,761</text:p>
          </table:table-cell>
          <table:table-cell table:style-name="ce36" office:value-type="float" office:value="2301" calcext:value-type="float">
            <text:p><text:s text:c="3"/>2,301</text:p>
          </table:table-cell>
          <table:table-cell table:style-name="ce36" office:value-type="float" office:value="3946" calcext:value-type="float">
            <text:p><text:s text:c="3"/>3,946</text:p>
          </table:table-cell>
          <table:table-cell table:style-name="ce36" office:value-type="float" office:value="1759" calcext:value-type="float">
            <text:p><text:s text:c="3"/>1,759</text:p>
          </table:table-cell>
          <table:table-cell table:style-name="ce36" office:value-type="float" office:value="2187" calcext:value-type="float">
            <text:p><text:s text:c="3"/>2,187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82" office:value-type="float" office:value="114" calcext:value-type="float">
            <text:p><text:s text:c="3"/>114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118" office:value-type="float" office:value="5074" calcext:value-type="float">
            <text:p><text:s text:c="3"/>5,074</text:p>
          </table:table-cell>
          <table:table-cell table:style-name="ce131" office:value-type="float" office:value="4977" calcext:value-type="float">
            <text:p><text:s text:c="3"/>4,977</text:p>
          </table:table-cell>
          <table:table-cell table:style-name="ce37" office:value-type="float" office:value="4977" calcext:value-type="float">
            <text:p><text:s text:c="3"/>4,97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0" office:value-type="float" office:value="63" calcext:value-type="float">
            <text:p><text:s text:c="3"/>63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63" calcext:value-type="float">
            <text:p><text:s text:c="3"/>63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40" office:value-type="float" office:value="45" calcext:value-type="float">
            <text:p><text:s text:c="3"/>45</text:p>
          </table:table-cell>
          <table:table-cell table:style-name="ce140" office:value-type="float" office:value="0" calcext:value-type="float">
            <text:p>—</text:p>
          </table:table-cell>
          <table:table-cell table:style-name="ce150" office:value-type="float" office:value="45" calcext:value-type="float">
            <text:p><text:s text:c="3"/>45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19" office:value-type="float" office:value="5074" calcext:value-type="float">
            <text:p><text:s text:c="3"/>5,074</text:p>
          </table:table-cell>
          <table:table-cell table:style-name="ce132" office:value-type="float" office:value="4108" calcext:value-type="float">
            <text:p><text:s text:c="3"/>4,108</text:p>
          </table:table-cell>
          <table:table-cell table:style-name="ce39" office:value-type="float" office:value="4107" calcext:value-type="float">
            <text:p><text:s text:c="3"/>4,10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604" calcext:value-type="float">
            <text:p><text:s text:c="3"/>604</text:p>
          </table:table-cell>
          <table:table-cell table:style-name="ce39" office:value-type="float" office:value="132" calcext:value-type="float">
            <text:p><text:s text:c="3"/>132</text:p>
          </table:table-cell>
          <table:table-cell table:style-name="ce39" office:value-type="float" office:value="472" calcext:value-type="float">
            <text:p><text:s text:c="3"/>47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1" office:value-type="float" office:value="356" calcext:value-type="float">
            <text:p><text:s text:c="3"/>356</text:p>
          </table:table-cell>
          <table:table-cell table:style-name="ce141" office:value-type="float" office:value="179" calcext:value-type="float">
            <text:p><text:s text:c="3"/>179</text:p>
          </table:table-cell>
          <table:table-cell table:style-name="ce141" office:value-type="float" office:value="177" calcext:value-type="float">
            <text:p><text:s text:c="3"/>177</text:p>
          </table:table-cell>
          <table:table-cell table:style-name="ce141" office:value-type="float" office:value="353" calcext:value-type="float">
            <text:p><text:s text:c="3"/>353</text:p>
          </table:table-cell>
          <table:table-cell table:style-name="ce141" office:value-type="float" office:value="179" calcext:value-type="float">
            <text:p><text:s text:c="3"/>179</text:p>
          </table:table-cell>
          <table:table-cell table:style-name="ce141" office:value-type="float" office:value="174" calcext:value-type="float">
            <text:p><text:s text:c="3"/>174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0" calcext:value-type="float">
            <text:p>—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男</text:p>
          </table:table-cell>
          <table:table-cell table:style-name="ce118" office:value-type="float" office:value="4218" calcext:value-type="float">
            <text:p><text:s text:c="3"/>4,218</text:p>
          </table:table-cell>
          <table:table-cell table:style-name="ce131" office:value-type="float" office:value="4131" calcext:value-type="float">
            <text:p><text:s text:c="3"/>4,131</text:p>
          </table:table-cell>
          <table:table-cell table:style-name="ce37" office:value-type="float" office:value="4130" calcext:value-type="float">
            <text:p><text:s text:c="3"/>4,13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0" office:value-type="float" office:value="65" calcext:value-type="float">
            <text:p><text:s text:c="3"/>65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65" calcext:value-type="float">
            <text:p><text:s text:c="3"/>65</text:p>
          </table:table-cell>
          <table:table-cell table:style-name="ce140" office:value-type="float" office:value="23" calcext:value-type="float">
            <text:p><text:s text:c="3"/>23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23" calcext:value-type="float">
            <text:p><text:s text:c="3"/>23</text:p>
          </table:table-cell>
          <table:table-cell table:style-name="ce140" office:value-type="float" office:value="42" calcext:value-type="float">
            <text:p><text:s text:c="3"/>42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42" calcext:value-type="float">
            <text:p><text:s text:c="3"/>42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19" office:value-type="float" office:value="4218" calcext:value-type="float">
            <text:p><text:s text:c="3"/>4,218</text:p>
          </table:table-cell>
          <table:table-cell table:style-name="ce132" office:value-type="float" office:value="3443" calcext:value-type="float">
            <text:p><text:s text:c="3"/>3,443</text:p>
          </table:table-cell>
          <table:table-cell table:style-name="ce39" office:value-type="float" office:value="3443" calcext:value-type="float">
            <text:p><text:s text:c="3"/>3,44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09" calcext:value-type="float">
            <text:p><text:s text:c="3"/>109</text:p>
          </table:table-cell>
          <table:table-cell table:style-name="ce39" office:value-type="float" office:value="347" calcext:value-type="float">
            <text:p><text:s text:c="3"/>347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41" office:value-type="float" office:value="315" calcext:value-type="float">
            <text:p><text:s text:c="3"/>315</text:p>
          </table:table-cell>
          <table:table-cell table:style-name="ce141" office:value-type="float" office:value="140" calcext:value-type="float">
            <text:p><text:s text:c="3"/>140</text:p>
          </table:table-cell>
          <table:table-cell table:style-name="ce141" office:value-type="float" office:value="175" calcext:value-type="float">
            <text:p><text:s text:c="3"/>175</text:p>
          </table:table-cell>
          <table:table-cell table:style-name="ce141" office:value-type="float" office:value="309" calcext:value-type="float">
            <text:p><text:s text:c="3"/>309</text:p>
          </table:table-cell>
          <table:table-cell table:style-name="ce141" office:value-type="float" office:value="140" calcext:value-type="float">
            <text:p><text:s text:c="3"/>140</text:p>
          </table:table-cell>
          <table:table-cell table:style-name="ce141" office:value-type="float" office:value="169" calcext:value-type="float">
            <text:p><text:s text:c="3"/>169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6" calcext:value-type="float">
            <text:p><text:s text:c="3"/>6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男</text:p>
          </table:table-cell>
          <table:table-cell table:style-name="ce120" office:value-type="float" office:value="4788" calcext:value-type="float">
            <text:p><text:s text:c="3"/>4,788</text:p>
          </table:table-cell>
          <table:table-cell table:style-name="ce131" office:value-type="float" office:value="4691" calcext:value-type="float">
            <text:p><text:s text:c="3"/>4,691</text:p>
          </table:table-cell>
          <table:table-cell table:style-name="ce37" office:value-type="float" office:value="4691" calcext:value-type="float">
            <text:p><text:s text:c="3"/>4,69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40" office:value-type="float" office:value="59" calcext:value-type="float">
            <text:p><text:s text:c="3"/>59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58" calcext:value-type="float">
            <text:p><text:s text:c="3"/>58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41" calcext:value-type="float">
            <text:p><text:s text:c="3"/>41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41" calcext:value-type="float">
            <text:p><text:s text:c="3"/>41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1" office:value-type="float" office:value="4788" calcext:value-type="float">
            <text:p><text:s text:c="3"/>4,788</text:p>
          </table:table-cell>
          <table:table-cell table:style-name="ce132" office:value-type="float" office:value="3920" calcext:value-type="float">
            <text:p><text:s text:c="3"/>3,920</text:p>
          </table:table-cell>
          <table:table-cell table:style-name="ce39" office:value-type="float" office:value="3920" calcext:value-type="float">
            <text:p><text:s text:c="3"/>3,92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18" calcext:value-type="float">
            <text:p><text:s text:c="3"/>518</text:p>
          </table:table-cell>
          <table:table-cell table:style-name="ce39" office:value-type="float" office:value="124" calcext:value-type="float">
            <text:p><text:s text:c="3"/>124</text:p>
          </table:table-cell>
          <table:table-cell table:style-name="ce39" office:value-type="float" office:value="394" calcext:value-type="float">
            <text:p><text:s text:c="3"/>394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1" office:value-type="float" office:value="346" calcext:value-type="float">
            <text:p><text:s text:c="3"/>346</text:p>
          </table:table-cell>
          <table:table-cell table:style-name="ce141" office:value-type="float" office:value="155" calcext:value-type="float">
            <text:p><text:s text:c="3"/>155</text:p>
          </table:table-cell>
          <table:table-cell table:style-name="ce141" office:value-type="float" office:value="191" calcext:value-type="float">
            <text:p><text:s text:c="3"/>191</text:p>
          </table:table-cell>
          <table:table-cell table:style-name="ce141" office:value-type="float" office:value="340" calcext:value-type="float">
            <text:p><text:s text:c="3"/>340</text:p>
          </table:table-cell>
          <table:table-cell table:style-name="ce141" office:value-type="float" office:value="155" calcext:value-type="float">
            <text:p><text:s text:c="3"/>155</text:p>
          </table:table-cell>
          <table:table-cell table:style-name="ce141" office:value-type="float" office:value="185" calcext:value-type="float">
            <text:p><text:s text:c="3"/>185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6" calcext:value-type="float">
            <text:p><text:s text:c="3"/>6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3" office:value-type="string" calcext:value-type="string">
            <text:p>男</text:p>
          </table:table-cell>
          <table:table-cell table:style-name="ce122" office:value-type="float" office:value="47500" calcext:value-type="float">
            <text:p><text:s text:c="3"/>47,500</text:p>
          </table:table-cell>
          <table:table-cell table:style-name="ce122" office:value-type="float" office:value="46497" calcext:value-type="float">
            <text:p><text:s text:c="3"/>46,497</text:p>
          </table:table-cell>
          <table:table-cell table:style-name="ce122" office:value-type="float" office:value="46489" calcext:value-type="float">
            <text:p><text:s text:c="3"/>46,489</text:p>
          </table:table-cell>
          <table:table-cell table:style-name="ce122" office:value-type="float" office:value="8" calcext:value-type="float">
            <text:p><text:s text:c="3"/>8</text:p>
          </table:table-cell>
          <table:table-cell table:style-name="ce122" office:value-type="float" office:value="260" calcext:value-type="float">
            <text:p><text:s text:c="3"/>260</text:p>
          </table:table-cell>
          <table:table-cell table:style-name="ce122" office:value-type="float" office:value="45" calcext:value-type="float">
            <text:p><text:s text:c="3"/>45</text:p>
          </table:table-cell>
          <table:table-cell table:style-name="ce122" office:value-type="float" office:value="215" calcext:value-type="float">
            <text:p><text:s text:c="3"/>215</text:p>
          </table:table-cell>
          <table:table-cell table:style-name="ce122" office:value-type="float" office:value="58" calcext:value-type="float">
            <text:p><text:s text:c="3"/>58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style-name="ce122" office:value-type="float" office:value="41" calcext:value-type="float">
            <text:p><text:s text:c="3"/>41</text:p>
          </table:table-cell>
          <table:table-cell table:style-name="ce122" office:value-type="float" office:value="685" calcext:value-type="float">
            <text:p><text:s text:c="3"/>685</text:p>
          </table:table-cell>
          <table:table-cell table:style-name="ce122" office:value-type="float" office:value="24" calcext:value-type="float">
            <text:p><text:s text:c="3"/>24</text:p>
          </table:table-cell>
          <table:table-cell table:style-name="ce122" office:value-type="float" office:value="661" calcext:value-type="float">
            <text:p><text:s text:c="3"/>661</text:p>
          </table:table-cell>
          <table:table-cell table:style-name="ce122" office:value-type="float" office:value="183" calcext:value-type="float">
            <text:p><text:s text:c="3"/>183</text:p>
          </table:table-cell>
          <table:table-cell table:style-name="ce122" office:value-type="float" office:value="19" calcext:value-type="float">
            <text:p><text:s text:c="3"/>19</text:p>
          </table:table-cell>
          <table:table-cell table:style-name="ce122" office:value-type="float" office:value="164" calcext:value-type="float">
            <text:p><text:s text:c="3"/>164</text:p>
          </table:table-cell>
          <table:table-cell table:style-name="ce122" office:value-type="float" office:value="502" calcext:value-type="float">
            <text:p><text:s text:c="3"/>502</text:p>
          </table:table-cell>
          <table:table-cell table:style-name="ce122" office:value-type="float" office:value="5" calcext:value-type="float">
            <text:p><text:s text:c="3"/>5</text:p>
          </table:table-cell>
          <table:table-cell table:style-name="ce154" office:value-type="float" office:value="497" calcext:value-type="float">
            <text:p><text:s text:c="3"/>497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十月止</text:p>
          </table:table-cell>
          <table:table-cell table:style-name="ce22" office:value-type="string" calcext:value-type="string">
            <text:p>女</text:p>
          </table:table-cell>
          <table:table-cell table:style-name="ce123" office:value-type="float" office:value="47500" calcext:value-type="float">
            <text:p><text:s text:c="3"/>47,500</text:p>
          </table:table-cell>
          <table:table-cell table:style-name="ce123" office:value-type="float" office:value="37839" calcext:value-type="float">
            <text:p><text:s text:c="3"/>37,839</text:p>
          </table:table-cell>
          <table:table-cell table:style-name="ce123" office:value-type="float" office:value="37832" calcext:value-type="float">
            <text:p><text:s text:c="3"/>37,832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5852" calcext:value-type="float">
            <text:p><text:s text:c="3"/>5,852</text:p>
          </table:table-cell>
          <table:table-cell table:style-name="ce123" office:value-type="float" office:value="1830" calcext:value-type="float">
            <text:p><text:s text:c="3"/>1,830</text:p>
          </table:table-cell>
          <table:table-cell table:style-name="ce123" office:value-type="float" office:value="4022" calcext:value-type="float">
            <text:p><text:s text:c="3"/>4,022</text:p>
          </table:table-cell>
          <table:table-cell table:style-name="ce123" office:value-type="float" office:value="46" calcext:value-type="float">
            <text:p><text:s text:c="3"/>46</text:p>
          </table:table-cell>
          <table:table-cell table:style-name="ce123" office:value-type="float" office:value="20" calcext:value-type="float">
            <text:p><text:s text:c="3"/>20</text:p>
          </table:table-cell>
          <table:table-cell table:style-name="ce123" office:value-type="float" office:value="26" calcext:value-type="float">
            <text:p><text:s text:c="3"/>26</text:p>
          </table:table-cell>
          <table:table-cell table:style-name="ce123" office:value-type="float" office:value="3763" calcext:value-type="float">
            <text:p><text:s text:c="3"/>3,763</text:p>
          </table:table-cell>
          <table:table-cell table:style-name="ce123" office:value-type="float" office:value="1980" calcext:value-type="float">
            <text:p><text:s text:c="3"/>1,980</text:p>
          </table:table-cell>
          <table:table-cell table:style-name="ce123" office:value-type="float" office:value="1783" calcext:value-type="float">
            <text:p><text:s text:c="3"/>1,783</text:p>
          </table:table-cell>
          <table:table-cell table:style-name="ce123" office:value-type="float" office:value="3653" calcext:value-type="float">
            <text:p><text:s text:c="3"/>3,653</text:p>
          </table:table-cell>
          <table:table-cell table:style-name="ce123" office:value-type="float" office:value="1979" calcext:value-type="float">
            <text:p><text:s text:c="3"/>1,979</text:p>
          </table:table-cell>
          <table:table-cell table:style-name="ce123" office:value-type="float" office:value="1674" calcext:value-type="float">
            <text:p><text:s text:c="3"/>1,674</text:p>
          </table:table-cell>
          <table:table-cell table:style-name="ce123" office:value-type="float" office:value="110" calcext:value-type="float">
            <text:p><text:s text:c="3"/>110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55" office:value-type="float" office:value="109" calcext:value-type="float">
            <text:p><text:s text:c="3"/>109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0" office:value-type="float" office:value="3064" calcext:value-type="float">
            <text:p><text:s text:c="3"/>3,064</text:p>
          </table:table-cell>
          <table:table-cell table:style-name="ce131" office:value-type="float" office:value="2984" calcext:value-type="float">
            <text:p><text:s text:c="3"/>2,984</text:p>
          </table:table-cell>
          <table:table-cell table:style-name="ce37" office:value-type="float" office:value="2983" calcext:value-type="float">
            <text:p><text:s text:c="3"/>2,98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0" office:value-type="float" office:value="58" calcext:value-type="float">
            <text:p><text:s text:c="3"/>5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57" calcext:value-type="float">
            <text:p><text:s text:c="3"/>57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41" calcext:value-type="float">
            <text:p><text:s text:c="3"/>41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41" calcext:value-type="float">
            <text:p><text:s text:c="3"/>41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1" office:value-type="float" office:value="3064" calcext:value-type="float">
            <text:p><text:s text:c="3"/>3,064</text:p>
          </table:table-cell>
          <table:table-cell table:style-name="ce132" office:value-type="float" office:value="2503" calcext:value-type="float">
            <text:p><text:s text:c="3"/>2,503</text:p>
          </table:table-cell>
          <table:table-cell table:style-name="ce39" office:value-type="float" office:value="2503" calcext:value-type="float">
            <text:p><text:s text:c="3"/>2,50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5" calcext:value-type="float">
            <text:p><text:s text:c="3"/>335</text:p>
          </table:table-cell>
          <table:table-cell table:style-name="ce39" office:value-type="float" office:value="65" calcext:value-type="float">
            <text:p><text:s text:c="3"/>65</text:p>
          </table:table-cell>
          <table:table-cell table:style-name="ce39" office:value-type="float" office:value="270" calcext:value-type="float">
            <text:p><text:s text:c="3"/>270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1" office:value-type="float" office:value="224" calcext:value-type="float">
            <text:p><text:s text:c="3"/>224</text:p>
          </table:table-cell>
          <table:table-cell table:style-name="ce141" office:value-type="float" office:value="95" calcext:value-type="float">
            <text:p><text:s text:c="3"/>95</text:p>
          </table:table-cell>
          <table:table-cell table:style-name="ce141" office:value-type="float" office:value="129" calcext:value-type="float">
            <text:p><text:s text:c="3"/>129</text:p>
          </table:table-cell>
          <table:table-cell table:style-name="ce141" office:value-type="float" office:value="218" calcext:value-type="float">
            <text:p><text:s text:c="3"/>218</text:p>
          </table:table-cell>
          <table:table-cell table:style-name="ce141" office:value-type="float" office:value="95" calcext:value-type="float">
            <text:p><text:s text:c="3"/>95</text:p>
          </table:table-cell>
          <table:table-cell table:style-name="ce141" office:value-type="float" office:value="123" calcext:value-type="float">
            <text:p><text:s text:c="3"/>123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6" calcext:value-type="float">
            <text:p><text:s text:c="3"/>6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0" office:value-type="float" office:value="4967" calcext:value-type="float">
            <text:p><text:s text:c="3"/>4,967</text:p>
          </table:table-cell>
          <table:table-cell table:style-name="ce131" office:value-type="float" office:value="4860" calcext:value-type="float">
            <text:p><text:s text:c="3"/>4,860</text:p>
          </table:table-cell>
          <table:table-cell table:style-name="ce37" office:value-type="float" office:value="4858" calcext:value-type="float">
            <text:p><text:s text:c="3"/>4,85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72" calcext:value-type="float">
            <text:p><text:s text:c="3"/>7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71" calcext:value-type="float">
            <text:p><text:s text:c="3"/>71</text:p>
          </table:table-cell>
          <table:table-cell table:style-name="ce140" office:value-type="float" office:value="20" calcext:value-type="float">
            <text:p><text:s text:c="3"/>20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9" calcext:value-type="float">
            <text:p><text:s text:c="3"/>19</text:p>
          </table:table-cell>
          <table:table-cell table:style-name="ce140" office:value-type="float" office:value="52" calcext:value-type="float">
            <text:p><text:s text:c="3"/>52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52" calcext:value-type="float">
            <text:p><text:s text:c="3"/>52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1" office:value-type="float" office:value="4967" calcext:value-type="float">
            <text:p><text:s text:c="3"/>4,967</text:p>
          </table:table-cell>
          <table:table-cell table:style-name="ce132" office:value-type="float" office:value="4033" calcext:value-type="float">
            <text:p><text:s text:c="3"/>4,033</text:p>
          </table:table-cell>
          <table:table-cell table:style-name="ce39" office:value-type="float" office:value="4033" calcext:value-type="float">
            <text:p><text:s text:c="3"/>4,03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140" calcext:value-type="float">
            <text:p><text:s text:c="3"/>140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1" office:value-type="float" office:value="408" calcext:value-type="float">
            <text:p><text:s text:c="3"/>408</text:p>
          </table:table-cell>
          <table:table-cell table:style-name="ce141" office:value-type="float" office:value="205" calcext:value-type="float">
            <text:p><text:s text:c="3"/>205</text:p>
          </table:table-cell>
          <table:table-cell table:style-name="ce141" office:value-type="float" office:value="203" calcext:value-type="float">
            <text:p><text:s text:c="3"/>203</text:p>
          </table:table-cell>
          <table:table-cell table:style-name="ce141" office:value-type="float" office:value="399" calcext:value-type="float">
            <text:p><text:s text:c="3"/>399</text:p>
          </table:table-cell>
          <table:table-cell table:style-name="ce141" office:value-type="float" office:value="205" calcext:value-type="float">
            <text:p><text:s text:c="3"/>205</text:p>
          </table:table-cell>
          <table:table-cell table:style-name="ce141" office:value-type="float" office:value="194" calcext:value-type="float">
            <text:p><text:s text:c="3"/>194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9" calcext:value-type="float">
            <text:p><text:s text:c="3"/>9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0" office:value-type="float" office:value="4944" calcext:value-type="float">
            <text:p><text:s text:c="3"/>4,944</text:p>
          </table:table-cell>
          <table:table-cell table:style-name="ce131" office:value-type="float" office:value="4836" calcext:value-type="float">
            <text:p><text:s text:c="3"/>4,836</text:p>
          </table:table-cell>
          <table:table-cell table:style-name="ce37" office:value-type="float" office:value="4834" calcext:value-type="float">
            <text:p><text:s text:c="3"/>4,83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40" office:value-type="float" office:value="73" calcext:value-type="float">
            <text:p><text:s text:c="3"/>73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71" calcext:value-type="float">
            <text:p><text:s text:c="3"/>71</text:p>
          </table:table-cell>
          <table:table-cell table:style-name="ce140" office:value-type="float" office:value="27" calcext:value-type="float">
            <text:p><text:s text:c="3"/>27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140" office:value-type="float" office:value="46" calcext:value-type="float">
            <text:p><text:s text:c="3"/>46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52" office:value-type="float" office:value="45" calcext:value-type="float">
            <text:p><text:s text:c="3"/>45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1" office:value-type="float" office:value="4944" calcext:value-type="float">
            <text:p><text:s text:c="3"/>4,944</text:p>
          </table:table-cell>
          <table:table-cell table:style-name="ce132" office:value-type="float" office:value="3933" calcext:value-type="float">
            <text:p><text:s text:c="3"/>3,933</text:p>
          </table:table-cell>
          <table:table-cell table:style-name="ce39" office:value-type="float" office:value="3932" calcext:value-type="float">
            <text:p><text:s text:c="3"/>3,93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617" calcext:value-type="float">
            <text:p><text:s text:c="3"/>617</text:p>
          </table:table-cell>
          <table:table-cell table:style-name="ce39" office:value-type="float" office:value="179" calcext:value-type="float">
            <text:p><text:s text:c="3"/>179</text:p>
          </table:table-cell>
          <table:table-cell table:style-name="ce39" office:value-type="float" office:value="438" calcext:value-type="float">
            <text:p><text:s text:c="3"/>438</text:p>
          </table:table-cell>
          <table:table-cell table:style-name="ce68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394" calcext:value-type="float">
            <text:p><text:s text:c="3"/>394</text:p>
          </table:table-cell>
          <table:table-cell table:style-name="ce141" office:value-type="float" office:value="195" calcext:value-type="float">
            <text:p><text:s text:c="3"/>195</text:p>
          </table:table-cell>
          <table:table-cell table:style-name="ce141" office:value-type="float" office:value="199" calcext:value-type="float">
            <text:p><text:s text:c="3"/>199</text:p>
          </table:table-cell>
          <table:table-cell table:style-name="ce141" office:value-type="float" office:value="381" calcext:value-type="float">
            <text:p><text:s text:c="3"/>381</text:p>
          </table:table-cell>
          <table:table-cell table:style-name="ce141" office:value-type="float" office:value="195" calcext:value-type="float">
            <text:p><text:s text:c="3"/>195</text:p>
          </table:table-cell>
          <table:table-cell table:style-name="ce141" office:value-type="float" office:value="186" calcext:value-type="float">
            <text:p><text:s text:c="3"/>18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13" calcext:value-type="float">
            <text:p><text:s text:c="3"/>13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0" office:value-type="float" office:value="4814" calcext:value-type="float">
            <text:p><text:s text:c="3"/>4,814</text:p>
          </table:table-cell>
          <table:table-cell table:style-name="ce131" office:value-type="float" office:value="4711" calcext:value-type="float">
            <text:p><text:s text:c="3"/>4,711</text:p>
          </table:table-cell>
          <table:table-cell table:style-name="ce37" office:value-type="float" office:value="4708" calcext:value-type="float">
            <text:p><text:s text:c="3"/>4,70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40" office:value-type="float" office:value="68" calcext:value-type="float">
            <text:p><text:s text:c="3"/>68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65" calcext:value-type="float">
            <text:p><text:s text:c="3"/>65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0" office:value-type="float" office:value="52" calcext:value-type="float">
            <text:p><text:s text:c="3"/>5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52" office:value-type="float" office:value="51" calcext:value-type="float">
            <text:p><text:s text:c="3"/>51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1" office:value-type="float" office:value="4814" calcext:value-type="float">
            <text:p><text:s text:c="3"/>4,814</text:p>
          </table:table-cell>
          <table:table-cell table:style-name="ce132" office:value-type="float" office:value="3861" calcext:value-type="float">
            <text:p><text:s text:c="3"/>3,861</text:p>
          </table:table-cell>
          <table:table-cell table:style-name="ce39" office:value-type="float" office:value="3861" calcext:value-type="float">
            <text:p><text:s text:c="3"/>3,86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97" calcext:value-type="float">
            <text:p><text:s text:c="3"/>597</text:p>
          </table:table-cell>
          <table:table-cell table:style-name="ce39" office:value-type="float" office:value="185" calcext:value-type="float">
            <text:p><text:s text:c="3"/>185</text:p>
          </table:table-cell>
          <table:table-cell table:style-name="ce39" office:value-type="float" office:value="412" calcext:value-type="float">
            <text:p><text:s text:c="3"/>41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1" office:value-type="float" office:value="350" calcext:value-type="float">
            <text:p><text:s text:c="3"/>350</text:p>
          </table:table-cell>
          <table:table-cell table:style-name="ce141" office:value-type="float" office:value="186" calcext:value-type="float">
            <text:p><text:s text:c="3"/>186</text:p>
          </table:table-cell>
          <table:table-cell table:style-name="ce141" office:value-type="float" office:value="164" calcext:value-type="float">
            <text:p><text:s text:c="3"/>164</text:p>
          </table:table-cell>
          <table:table-cell table:style-name="ce141" office:value-type="float" office:value="334" calcext:value-type="float">
            <text:p><text:s text:c="3"/>334</text:p>
          </table:table-cell>
          <table:table-cell table:style-name="ce141" office:value-type="float" office:value="186" calcext:value-type="float">
            <text:p><text:s text:c="3"/>186</text:p>
          </table:table-cell>
          <table:table-cell table:style-name="ce141" office:value-type="float" office:value="148" calcext:value-type="float">
            <text:p><text:s text:c="3"/>148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16" calcext:value-type="float">
            <text:p><text:s text:c="3"/>16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120" office:value-type="float" office:value="4233" calcext:value-type="float">
            <text:p><text:s text:c="3"/>4,233</text:p>
          </table:table-cell>
          <table:table-cell table:style-name="ce131" office:value-type="float" office:value="4142" calcext:value-type="float">
            <text:p><text:s text:c="3"/>4,142</text:p>
          </table:table-cell>
          <table:table-cell table:style-name="ce37" office:value-type="float" office:value="4142" calcext:value-type="float">
            <text:p><text:s text:c="3"/>4,14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40" office:value-type="float" office:value="59" calcext:value-type="float">
            <text:p><text:s text:c="3"/>59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59" calcext:value-type="float">
            <text:p><text:s text:c="3"/>59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0" office:value-type="float" office:value="45" calcext:value-type="float">
            <text:p><text:s text:c="3"/>45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45" calcext:value-type="float">
            <text:p><text:s text:c="3"/>45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1" office:value-type="float" office:value="4233" calcext:value-type="float">
            <text:p><text:s text:c="3"/>4,233</text:p>
          </table:table-cell>
          <table:table-cell table:style-name="ce132" office:value-type="float" office:value="3348" calcext:value-type="float">
            <text:p><text:s text:c="3"/>3,348</text:p>
          </table:table-cell>
          <table:table-cell table:style-name="ce39" office:value-type="float" office:value="3347" calcext:value-type="float">
            <text:p><text:s text:c="3"/>3,34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47" calcext:value-type="float">
            <text:p><text:s text:c="3"/>547</text:p>
          </table:table-cell>
          <table:table-cell table:style-name="ce39" office:value-type="float" office:value="162" calcext:value-type="float">
            <text:p><text:s text:c="3"/>162</text:p>
          </table:table-cell>
          <table:table-cell table:style-name="ce39" office:value-type="float" office:value="385" calcext:value-type="float">
            <text:p><text:s text:c="3"/>38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41" office:value-type="float" office:value="335" calcext:value-type="float">
            <text:p><text:s text:c="3"/>335</text:p>
          </table:table-cell>
          <table:table-cell table:style-name="ce141" office:value-type="float" office:value="180" calcext:value-type="float">
            <text:p><text:s text:c="3"/>180</text:p>
          </table:table-cell>
          <table:table-cell table:style-name="ce141" office:value-type="float" office:value="155" calcext:value-type="float">
            <text:p><text:s text:c="3"/>155</text:p>
          </table:table-cell>
          <table:table-cell table:style-name="ce141" office:value-type="float" office:value="328" calcext:value-type="float">
            <text:p><text:s text:c="3"/>328</text:p>
          </table:table-cell>
          <table:table-cell table:style-name="ce141" office:value-type="float" office:value="180" calcext:value-type="float">
            <text:p><text:s text:c="3"/>180</text:p>
          </table:table-cell>
          <table:table-cell table:style-name="ce141" office:value-type="float" office:value="148" calcext:value-type="float">
            <text:p><text:s text:c="3"/>148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0" office:value-type="float" office:value="5445" calcext:value-type="float">
            <text:p><text:s text:c="3"/>5,445</text:p>
          </table:table-cell>
          <table:table-cell table:style-name="ce131" office:value-type="float" office:value="5346" calcext:value-type="float">
            <text:p><text:s text:c="3"/>5,346</text:p>
          </table:table-cell>
          <table:table-cell table:style-name="ce37" office:value-type="float" office:value="5346" calcext:value-type="float">
            <text:p><text:s text:c="3"/>5,34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0" office:value-type="float" office:value="64" calcext:value-type="float">
            <text:p><text:s text:c="3"/>6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63" calcext:value-type="float">
            <text:p><text:s text:c="3"/>63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53" calcext:value-type="float">
            <text:p><text:s text:c="3"/>53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53" calcext:value-type="float">
            <text:p><text:s text:c="3"/>53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1" office:value-type="float" office:value="5445" calcext:value-type="float">
            <text:p><text:s text:c="3"/>5,445</text:p>
          </table:table-cell>
          <table:table-cell table:style-name="ce132" office:value-type="float" office:value="4257" calcext:value-type="float">
            <text:p><text:s text:c="3"/>4,257</text:p>
          </table:table-cell>
          <table:table-cell table:style-name="ce39" office:value-type="float" office:value="4257" calcext:value-type="float">
            <text:p><text:s text:c="3"/>4,25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19" calcext:value-type="float">
            <text:p><text:s text:c="3"/>719</text:p>
          </table:table-cell>
          <table:table-cell table:style-name="ce39" office:value-type="float" office:value="217" calcext:value-type="float">
            <text:p><text:s text:c="3"/>217</text:p>
          </table:table-cell>
          <table:table-cell table:style-name="ce39" office:value-type="float" office:value="502" calcext:value-type="float">
            <text:p><text:s text:c="3"/>50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41" office:value-type="float" office:value="463" calcext:value-type="float">
            <text:p><text:s text:c="3"/>463</text:p>
          </table:table-cell>
          <table:table-cell table:style-name="ce141" office:value-type="float" office:value="250" calcext:value-type="float">
            <text:p><text:s text:c="3"/>250</text:p>
          </table:table-cell>
          <table:table-cell table:style-name="ce141" office:value-type="float" office:value="213" calcext:value-type="float">
            <text:p><text:s text:c="3"/>213</text:p>
          </table:table-cell>
          <table:table-cell table:style-name="ce141" office:value-type="float" office:value="450" calcext:value-type="float">
            <text:p><text:s text:c="3"/>450</text:p>
          </table:table-cell>
          <table:table-cell table:style-name="ce141" office:value-type="float" office:value="250" calcext:value-type="float">
            <text:p><text:s text:c="3"/>250</text:p>
          </table:table-cell>
          <table:table-cell table:style-name="ce141" office:value-type="float" office:value="200" calcext:value-type="float">
            <text:p><text:s text:c="3"/>200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13" calcext:value-type="float">
            <text:p><text:s text:c="3"/>13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0" office:value-type="float" office:value="5322" calcext:value-type="float">
            <text:p><text:s text:c="3"/>5,322</text:p>
          </table:table-cell>
          <table:table-cell table:style-name="ce131" office:value-type="float" office:value="5222" calcext:value-type="float">
            <text:p><text:s text:c="3"/>5,222</text:p>
          </table:table-cell>
          <table:table-cell table:style-name="ce37" office:value-type="float" office:value="5222" calcext:value-type="float">
            <text:p><text:s text:c="3"/>5,2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73" calcext:value-type="float">
            <text:p><text:s text:c="3"/>73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70" calcext:value-type="float">
            <text:p><text:s text:c="3"/>70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56" calcext:value-type="float">
            <text:p><text:s text:c="3"/>56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52" office:value-type="float" office:value="54" calcext:value-type="float">
            <text:p><text:s text:c="3"/>54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1" office:value-type="float" office:value="5322" calcext:value-type="float">
            <text:p><text:s text:c="3"/>5,322</text:p>
          </table:table-cell>
          <table:table-cell table:style-name="ce132" office:value-type="float" office:value="4234" calcext:value-type="float">
            <text:p><text:s text:c="3"/>4,234</text:p>
          </table:table-cell>
          <table:table-cell table:style-name="ce39" office:value-type="float" office:value="4232" calcext:value-type="float">
            <text:p><text:s text:c="3"/>4,23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670" calcext:value-type="float">
            <text:p><text:s text:c="3"/>670</text:p>
          </table:table-cell>
          <table:table-cell table:style-name="ce39" office:value-type="float" office:value="212" calcext:value-type="float">
            <text:p><text:s text:c="3"/>212</text:p>
          </table:table-cell>
          <table:table-cell table:style-name="ce39" office:value-type="float" office:value="458" calcext:value-type="float">
            <text:p><text:s text:c="3"/>458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41" office:value-type="float" office:value="410" calcext:value-type="float">
            <text:p><text:s text:c="3"/>410</text:p>
          </table:table-cell>
          <table:table-cell table:style-name="ce141" office:value-type="float" office:value="210" calcext:value-type="float">
            <text:p><text:s text:c="3"/>210</text:p>
          </table:table-cell>
          <table:table-cell table:style-name="ce141" office:value-type="float" office:value="200" calcext:value-type="float">
            <text:p><text:s text:c="3"/>200</text:p>
          </table:table-cell>
          <table:table-cell table:style-name="ce141" office:value-type="float" office:value="406" calcext:value-type="float">
            <text:p><text:s text:c="3"/>406</text:p>
          </table:table-cell>
          <table:table-cell table:style-name="ce141" office:value-type="float" office:value="210" calcext:value-type="float">
            <text:p><text:s text:c="3"/>210</text:p>
          </table:table-cell>
          <table:table-cell table:style-name="ce141" office:value-type="float" office:value="196" calcext:value-type="float">
            <text:p><text:s text:c="3"/>196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0" office:value-type="float" office:value="4658" calcext:value-type="float">
            <text:p><text:s text:c="3"/>4,658</text:p>
          </table:table-cell>
          <table:table-cell table:style-name="ce131" office:value-type="float" office:value="4560" calcext:value-type="float">
            <text:p><text:s text:c="3"/>4,560</text:p>
          </table:table-cell>
          <table:table-cell table:style-name="ce37" office:value-type="float" office:value="4560" calcext:value-type="float">
            <text:p><text:s text:c="3"/>4,5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68" calcext:value-type="float">
            <text:p><text:s text:c="3"/>68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0" office:value-type="float" office:value="64" calcext:value-type="float">
            <text:p><text:s text:c="3"/>64</text:p>
          </table:table-cell>
          <table:table-cell table:style-name="ce140" office:value-type="float" office:value="24" calcext:value-type="float">
            <text:p><text:s text:c="3"/>24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0" office:value-type="float" office:value="20" calcext:value-type="float">
            <text:p><text:s text:c="3"/>20</text:p>
          </table:table-cell>
          <table:table-cell table:style-name="ce140" office:value-type="float" office:value="44" calcext:value-type="float">
            <text:p><text:s text:c="3"/>44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44" calcext:value-type="float">
            <text:p><text:s text:c="3"/>44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1" office:value-type="float" office:value="4658" calcext:value-type="float">
            <text:p><text:s text:c="3"/>4,658</text:p>
          </table:table-cell>
          <table:table-cell table:style-name="ce132" office:value-type="float" office:value="3726" calcext:value-type="float">
            <text:p><text:s text:c="3"/>3,726</text:p>
          </table:table-cell>
          <table:table-cell table:style-name="ce39" office:value-type="float" office:value="3725" calcext:value-type="float">
            <text:p><text:s text:c="3"/>3,7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63" calcext:value-type="float">
            <text:p><text:s text:c="3"/>563</text:p>
          </table:table-cell>
          <table:table-cell table:style-name="ce39" office:value-type="float" office:value="166" calcext:value-type="float">
            <text:p><text:s text:c="3"/>166</text:p>
          </table:table-cell>
          <table:table-cell table:style-name="ce39" office:value-type="float" office:value="397" calcext:value-type="float">
            <text:p><text:s text:c="3"/>397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41" office:value-type="float" office:value="365" calcext:value-type="float">
            <text:p><text:s text:c="3"/>365</text:p>
          </table:table-cell>
          <table:table-cell table:style-name="ce141" office:value-type="float" office:value="202" calcext:value-type="float">
            <text:p><text:s text:c="3"/>202</text:p>
          </table:table-cell>
          <table:table-cell table:style-name="ce141" office:value-type="float" office:value="163" calcext:value-type="float">
            <text:p><text:s text:c="3"/>163</text:p>
          </table:table-cell>
          <table:table-cell table:style-name="ce141" office:value-type="float" office:value="352" calcext:value-type="float">
            <text:p><text:s text:c="3"/>352</text:p>
          </table:table-cell>
          <table:table-cell table:style-name="ce141" office:value-type="float" office:value="202" calcext:value-type="float">
            <text:p><text:s text:c="3"/>202</text:p>
          </table:table-cell>
          <table:table-cell table:style-name="ce141" office:value-type="float" office:value="150" calcext:value-type="float">
            <text:p><text:s text:c="3"/>150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13" calcext:value-type="float">
            <text:p><text:s text:c="3"/>13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0" office:value-type="float" office:value="5248" calcext:value-type="float">
            <text:p><text:s text:c="3"/>5,248</text:p>
          </table:table-cell>
          <table:table-cell table:style-name="ce131" office:value-type="float" office:value="5127" calcext:value-type="float">
            <text:p><text:s text:c="3"/>5,127</text:p>
          </table:table-cell>
          <table:table-cell table:style-name="ce37" office:value-type="float" office:value="5127" calcext:value-type="float">
            <text:p><text:s text:c="3"/>5,12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40" office:value-type="float" office:value="85" calcext:value-type="float">
            <text:p><text:s text:c="3"/>85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78" calcext:value-type="float">
            <text:p><text:s text:c="3"/>78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19" calcext:value-type="float">
            <text:p><text:s text:c="3"/>19</text:p>
          </table:table-cell>
          <table:table-cell table:style-name="ce140" office:value-type="float" office:value="59" calcext:value-type="float">
            <text:p><text:s text:c="3"/>59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59" calcext:value-type="float">
            <text:p><text:s text:c="3"/>59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1" office:value-type="float" office:value="5248" calcext:value-type="float">
            <text:p><text:s text:c="3"/>5,248</text:p>
          </table:table-cell>
          <table:table-cell table:style-name="ce132" office:value-type="float" office:value="4186" calcext:value-type="float">
            <text:p><text:s text:c="3"/>4,186</text:p>
          </table:table-cell>
          <table:table-cell table:style-name="ce39" office:value-type="float" office:value="4184" calcext:value-type="float">
            <text:p><text:s text:c="3"/>4,18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634" calcext:value-type="float">
            <text:p><text:s text:c="3"/>634</text:p>
          </table:table-cell>
          <table:table-cell table:style-name="ce39" office:value-type="float" office:value="245" calcext:value-type="float">
            <text:p><text:s text:c="3"/>245</text:p>
          </table:table-cell>
          <table:table-cell table:style-name="ce39" office:value-type="float" office:value="389" calcext:value-type="float">
            <text:p><text:s text:c="3"/>389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1" office:value-type="float" office:value="421" calcext:value-type="float">
            <text:p><text:s text:c="3"/>421</text:p>
          </table:table-cell>
          <table:table-cell table:style-name="ce141" office:value-type="float" office:value="245" calcext:value-type="float">
            <text:p><text:s text:c="3"/>245</text:p>
          </table:table-cell>
          <table:table-cell table:style-name="ce141" office:value-type="float" office:value="176" calcext:value-type="float">
            <text:p><text:s text:c="3"/>176</text:p>
          </table:table-cell>
          <table:table-cell table:style-name="ce141" office:value-type="float" office:value="406" calcext:value-type="float">
            <text:p><text:s text:c="3"/>406</text:p>
          </table:table-cell>
          <table:table-cell table:style-name="ce141" office:value-type="float" office:value="244" calcext:value-type="float">
            <text:p><text:s text:c="3"/>244</text:p>
          </table:table-cell>
          <table:table-cell table:style-name="ce141" office:value-type="float" office:value="162" calcext:value-type="float">
            <text:p><text:s text:c="3"/>162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53" office:value-type="float" office:value="14" calcext:value-type="float">
            <text:p><text:s text:c="3"/>14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0" office:value-type="float" office:value="4805" calcext:value-type="float">
            <text:p><text:s text:c="3"/>4,805</text:p>
          </table:table-cell>
          <table:table-cell table:style-name="ce131" office:value-type="float" office:value="4709" calcext:value-type="float">
            <text:p><text:s text:c="3"/>4,709</text:p>
          </table:table-cell>
          <table:table-cell table:style-name="ce37" office:value-type="float" office:value="4709" calcext:value-type="float">
            <text:p><text:s text:c="3"/>4,70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40" office:value-type="float" office:value="65" calcext:value-type="float">
            <text:p><text:s text:c="3"/>65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63" calcext:value-type="float">
            <text:p><text:s text:c="3"/>63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54" calcext:value-type="float">
            <text:p><text:s text:c="3"/>5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52" office:value-type="float" office:value="53" calcext:value-type="float">
            <text:p><text:s text:c="3"/>53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1" office:value-type="float" office:value="4805" calcext:value-type="float">
            <text:p><text:s text:c="3"/>4,805</text:p>
          </table:table-cell>
          <table:table-cell table:style-name="ce132" office:value-type="float" office:value="3758" calcext:value-type="float">
            <text:p><text:s text:c="3"/>3,758</text:p>
          </table:table-cell>
          <table:table-cell table:style-name="ce39" office:value-type="float" office:value="3758" calcext:value-type="float">
            <text:p><text:s text:c="3"/>3,75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50" calcext:value-type="float">
            <text:p><text:s text:c="3"/>650</text:p>
          </table:table-cell>
          <table:table-cell table:style-name="ce39" office:value-type="float" office:value="259" calcext:value-type="float">
            <text:p><text:s text:c="3"/>259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1" office:value-type="float" office:value="393" calcext:value-type="float">
            <text:p><text:s text:c="3"/>393</text:p>
          </table:table-cell>
          <table:table-cell table:style-name="ce141" office:value-type="float" office:value="212" calcext:value-type="float">
            <text:p><text:s text:c="3"/>212</text:p>
          </table:table-cell>
          <table:table-cell table:style-name="ce141" office:value-type="float" office:value="181" calcext:value-type="float">
            <text:p><text:s text:c="3"/>181</text:p>
          </table:table-cell>
          <table:table-cell table:style-name="ce141" office:value-type="float" office:value="379" calcext:value-type="float">
            <text:p><text:s text:c="3"/>379</text:p>
          </table:table-cell>
          <table:table-cell table:style-name="ce141" office:value-type="float" office:value="212" calcext:value-type="float">
            <text:p><text:s text:c="3"/>212</text:p>
          </table:table-cell>
          <table:table-cell table:style-name="ce141" office:value-type="float" office:value="167" calcext:value-type="float">
            <text:p><text:s text:c="3"/>167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14" calcext:value-type="float">
            <text:p><text:s text:c="3"/>14</text:p>
          </table:table-cell>
          <table:table-cell table:style-name="ce125"/>
          <table:table-cell table:style-name="ce128" table:number-columns-repeated="30"/>
          <table:table-cell table:style-name="ce156" table:number-columns-repeated="8"/>
          <table:table-cell table:number-columns-repeated="964"/>
        </table:table-row>
        <table:table-row table:style-name="ro5">
          <table:table-cell table:style-name="ce113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24"/>
          <table:table-cell table:style-name="ce125" table:number-columns-repeated="3"/>
          <table:table-cell table:style-name="ce133" table:number-columns-repeated="4"/>
          <table:table-cell table:style-name="ce134" table:number-columns-spanned="2" table:number-rows-spanned="1"/>
          <table:covered-table-cell table:style-name="ce134"/>
          <table:table-cell table:style-name="ce125" table:number-columns-repeated="4"/>
          <table:table-cell office:value-type="string" calcext:value-type="string">
            <text:p> <text:span text:style-name="T6">         內政部戶政司 民國98年11月6日編製</text:span></text:p>
          </table:table-cell>
          <table:table-cell/>
          <table:table-cell table:style-name="ce145" table:number-columns-repeated="3"/>
          <table:table-cell/>
          <table:table-cell table:style-name="ce128" table:number-columns-repeated="30"/>
          <table:table-cell table:number-columns-repeated="972"/>
        </table:table-row>
        <table:table-row table:style-name="ro6">
          <table:table-cell table:style-name="ce113" office:value-type="string" calcext:value-type="string">
            <text:p>     <text:s/>2.本國籍未設籍欄位係指臺灣地區無戶籍國民。</text:p>
          </table:table-cell>
          <table:table-cell/>
          <table:table-cell table:style-name="ce125" table:number-columns-repeated="2"/>
          <table:table-cell table:style-name="ce126" table:number-columns-repeated="2"/>
          <table:table-cell table:style-name="ce125" table:number-columns-repeated="16"/>
          <table:table-cell table:style-name="ce128" table:number-columns-repeated="30"/>
          <table:table-cell table:number-columns-repeated="972"/>
        </table:table-row>
        <table:table-row table:style-name="ro6">
          <table:table-cell table:style-name="ce15" table:number-columns-repeated="2"/>
          <table:table-cell table:style-name="ce126"/>
          <table:table-cell table:style-name="ce125" table:number-columns-repeated="19"/>
          <table:table-cell table:style-name="ce128" table:number-columns-repeated="30"/>
          <table:table-cell table:number-columns-repeated="972"/>
        </table:table-row>
        <table:table-row table:style-name="ro6">
          <table:table-cell table:style-name="ce16" table:number-columns-repeated="2"/>
          <table:table-cell table:style-name="ce127"/>
          <table:table-cell table:style-name="ce125" table:number-columns-repeated="19"/>
          <table:table-cell table:style-name="ce128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26"/>
          <table:table-cell table:style-name="ce125" table:number-columns-repeated="19"/>
          <table:table-cell table:style-name="ce128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5" table:number-columns-repeated="20"/>
          <table:table-cell table:style-name="ce128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28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5%85%AD9810.xls'#$''.$G$5]"/>
        <table:named-expression table:name="出生" table:base-cell-address="$年月別.$A$1" table:expression="['file:///D:/123/e107/%E8%A1%A8%E5%85%AD9810.xls'#$''.$V$14:.$V$34]"/>
        <table:named-expression table:name="月底人口數" table:base-cell-address="$年月別.$A$1" table:expression="['file:///D:/123/e107/%E8%A1%A8%E5%85%AD9810.xls'#$''.$AT$14:.$AU$34]"/>
        <table:named-expression table:name="死亡" table:base-cell-address="$年月別.$A$1" table:expression="['file:///D:/123/e107/%E8%A1%A8%E5%85%AD9810.xls'#$''.$Y$14:.$Y$34]"/>
        <table:named-expression table:name="結婚" table:base-cell-address="$年月別.$A$1" table:expression="['file:///D:/123/e107/%E8%A1%A8%E5%85%AD9810.xls'#$''.$L$14:.$L$34]"/>
        <table:named-expression table:name="鄰數戶數" table:base-cell-address="$年月別.$A$1" table:expression="['file:///D:/123/e107/%E8%A1%A8%E5%85%AD9810.xls'#$''.$AQ$14:.$AR$34]"/>
        <table:named-expression table:name="離婚" table:base-cell-address="$年月別.$A$1" table:expression="['file:///D:/123/e107/%E8%A1%A8%E5%85%AD98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7.99mm" fo:margin-right="14.99mm" style:first-page-number="continue" style:scale-to="78%" style:table-centering="horizontal" style:writing-mode="lr-tb"/>
      <style:header-style>
        <style:header-footer-properties fo:min-height="7.5mm" fo:margin-left="1.01mm" fo:margin-right="4mm" fo:margin-bottom="0mm"/>
      </style:header-style>
      <style:footer-style>
        <style:header-footer-properties fo:min-height="7.5mm" fo:margin-left="1.01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1-06T14:51:28</meta:creation-date>
    <dc:creator>user</dc:creator>
    <dc:date>2009-11-06T14:52:00</dc:date>
    <meta:print-date>2009-11-06T14:51:46</meta:print-date>
    <meta:document-statistic meta:table-count="3" meta:cell-count="1812" meta:object-count="0"/>
    <meta:generator>LibreOffice/5.0.5.2$Windows_x86 LibreOffice_project/55b006a02d247b5f7215fc6ea0fde844b30035b3</meta:generator>
  </office:meta>
</office:document-meta>
</file>